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ddff" draw:textarea-horizontal-align="justify" draw:textarea-vertical-align="middle" draw:auto-grow-height="false" fo:min-height="1.497cm" fo:min-width="1.501cm"/>
    </style:style>
    <style:style style:name="gr2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3.3cm"/>
    </style:style>
    <style:style style:name="gr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235cm"/>
      <style:paragraph-properties style:writing-mode="lr-tb"/>
    </style:style>
    <style:style style:name="gr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45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solid" draw:textarea-vertical-align="middle"/>
    </style:style>
    <style:style style:name="gr10" style:family="graphic" style:parent-style-name="standard">
      <style:graphic-properties draw:fill-color="#acddff" draw:textarea-horizontal-align="justify" draw:textarea-vertical-align="middle" draw:auto-grow-height="false" fo:min-height="0.767cm" fo:min-width="0.9cm"/>
    </style:style>
    <style:style style:name="gr1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81cm"/>
      <style:paragraph-properties style:writing-mode="lr-tb"/>
    </style:style>
    <style:style style:name="gr1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3cm"/>
      <style:paragraph-properties style:writing-mode="lr-tb"/>
    </style:style>
    <style:style style:name="gr1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5.9cm"/>
      <style:paragraph-properties style:writing-mode="lr-tb"/>
    </style:style>
    <style:style style:name="gr15" style:family="graphic" style:parent-style-name="standard">
      <style:graphic-properties draw:fill-color="#acddff" draw:textarea-horizontal-align="justify" draw:textarea-vertical-align="middle" draw:auto-grow-height="false" fo:min-height="1.497cm" fo:min-width="1.1cm"/>
      <style:paragraph-properties style:writing-mode="lr-tb"/>
    </style:style>
    <style:style style:name="gr16" style:family="graphic" style:parent-style-name="standard">
      <style:graphic-properties draw:fill-color="#acddff" draw:textarea-horizontal-align="justify" draw:textarea-vertical-align="middle" draw:auto-grow-height="false" fo:min-height="0.767cm" fo:min-width="0.701cm"/>
    </style:style>
    <style:style style:name="gr17" style:family="graphic" style:parent-style-name="standard">
      <style:graphic-properties draw:fill-color="#acddff" draw:textarea-horizontal-align="justify" draw:textarea-vertical-align="middle" draw:auto-grow-height="false" fo:min-height="0.767cm" fo:min-width="0.702cm"/>
    </style:style>
    <style:style style:name="gr18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</style:style>
    <style:style style:name="gr19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20" style:family="graphic" style:parent-style-name="standard">
      <style:graphic-properties draw:fill="solid" draw:fill-color="#acddff" draw:textarea-horizontal-align="justify" draw:textarea-vertical-align="middle" draw:auto-grow-height="false" fo:min-height="3.55cm" fo:min-width="3.3cm"/>
    </style:style>
    <style:style style:name="gr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3cm"/>
      <style:paragraph-properties style:writing-mode="lr-tb"/>
    </style:style>
    <style:style style:name="gr2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499cm"/>
      <style:paragraph-properties style:writing-mode="lr-tb"/>
    </style:style>
    <style:style style:name="gr2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4" style:family="graphic" style:parent-style-name="standard">
      <style:graphic-properties draw:fill-color="#acddff" draw:textarea-horizontal-align="justify" draw:textarea-vertical-align="middle" draw:auto-grow-height="false" fo:min-height="1.497cm" fo:min-width="0.701cm"/>
    </style:style>
    <style:style style:name="gr2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2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28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1cm"/>
    </style:style>
    <style:style style:name="gr29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2.1cm"/>
    </style:style>
    <style:style style:name="gr3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31" style:family="graphic" style:parent-style-name="standard">
      <style:graphic-properties draw:fill-color="#acddff" draw:textarea-horizontal-align="justify" draw:textarea-vertical-align="middle" draw:auto-grow-height="false" fo:min-height="1.497cm" fo:min-width="1.1cm"/>
    </style:style>
    <style:style style:name="gr3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0.7cm"/>
    </style:style>
    <style:style style:name="gr3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34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1cm"/>
    </style:style>
    <style:style style:name="gr3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3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</style:style>
    <style:style style:name="gr3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38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499cm"/>
      <style:paragraph-properties style:writing-mode="lr-tb"/>
    </style:style>
    <style:style style:name="gr39" style:family="graphic" style:parent-style-name="standard">
      <style:graphic-properties draw:fill-color="#acddff" draw:textarea-horizontal-align="justify" draw:textarea-vertical-align="middle" draw:auto-grow-height="false" fo:min-height="2.133cm" fo:min-width="0.701cm"/>
    </style:style>
    <style:style style:name="gr4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901cm"/>
      <style:paragraph-properties style:writing-mode="lr-tb"/>
    </style:style>
    <style:style style:name="gr41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3.3cm"/>
    </style:style>
    <style:style style:name="gr4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43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2.55cm" fo:min-width="3.3cm"/>
      <style:paragraph-properties style:writing-mode="lr-tb"/>
    </style:style>
    <style:style style:name="gr4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968cm"/>
      <style:paragraph-properties style:writing-mode="lr-tb"/>
    </style:style>
    <style:style style:name="gr45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46" style:family="graphic" style:parent-style-name="standard">
      <style:graphic-properties draw:stroke="solid" draw:marker-start="" draw:fill="none" draw:fill-color="#acddff" draw:opacity="100%" draw:textarea-horizontal-align="justify" draw:textarea-vertical-align="middle" draw:auto-grow-height="false" fo:min-height="1.55cm" fo:min-width="2.7cm"/>
      <style:paragraph-properties style:writing-mode="lr-tb"/>
    </style:style>
    <style:style style:name="gr47" style:family="graphic" style:parent-style-name="standard">
      <style:graphic-properties draw:stroke="none" draw:marker-start="" draw:fill="none" draw:fill-color="#acdd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48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4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5cm"/>
      <style:paragraph-properties style:writing-mode="lr-tb"/>
    </style:style>
    <style:style style:name="gr50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1" style:family="graphic" style:parent-style-name="standard">
      <style:graphic-properties draw:fill="solid" draw:fill-color="#acddff" draw:textarea-horizontal-align="justify" draw:textarea-vertical-align="middle" draw:auto-grow-height="false" fo:min-height="7.15cm" fo:min-width="7.1cm"/>
    </style:style>
    <style:style style:name="gr52" style:family="graphic" style:parent-style-name="standard">
      <style:graphic-properties draw:fill="none" draw:fill-color="#729fcf" draw:textarea-horizontal-align="justify" draw:textarea-vertical-align="middle" draw:auto-grow-height="false" fo:min-height="3.95cm" fo:min-width="5.1cm"/>
    </style:style>
    <style:style style:name="gr5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5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55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3cm"/>
    </style:style>
    <style:style style:name="gr5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5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026cm"/>
      <style:paragraph-properties style:writing-mode="lr-tb"/>
    </style:style>
    <style:style style:name="gr58" style:family="graphic" style:parent-style-name="standard">
      <style:graphic-properties draw:fill="solid" draw:fill-color="#acddff" draw:textarea-horizontal-align="justify" draw:textarea-vertical-align="middle" draw:auto-grow-height="false" fo:min-height="7.75cm" fo:min-width="8.3cm"/>
    </style:style>
    <style:style style:name="gr59" style:family="graphic" style:parent-style-name="objectwithoutfill">
      <style:graphic-properties draw:marker-end="Symmetric_20_Arrow" draw:marker-end-width="0.3cm" draw:fill="solid" draw:textarea-vertical-align="middle"/>
    </style:style>
    <style:style style:name="gr60" style:family="graphic" style:parent-style-name="standard">
      <style:graphic-properties draw:fill="solid" draw:fill-color="#acddff" draw:textarea-horizontal-align="justify" draw:textarea-vertical-align="middle" draw:auto-grow-height="false" fo:min-height="3.95cm" fo:min-width="5.1cm"/>
    </style:style>
    <style:style style:name="gr61" style:family="graphic" style:parent-style-name="standard">
      <style:graphic-properties draw:fill="solid" draw:fill-color="#acddff" draw:textarea-horizontal-align="justify" draw:textarea-vertical-align="middle" draw:auto-grow-height="false" fo:min-height="2.95cm" fo:min-width="3.5cm"/>
    </style:style>
    <style:style style:name="gr6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6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5cm"/>
      <style:paragraph-properties style:writing-mode="lr-tb"/>
    </style:style>
    <style:style style:name="gr64" style:family="graphic" style:parent-style-name="standard">
      <style:graphic-properties draw:fill="none" draw:fill-color="#729fcf" draw:textarea-horizontal-align="justify" draw:textarea-vertical-align="middle" draw:auto-grow-height="false" fo:min-height="2.95cm" fo:min-width="3.5cm"/>
    </style:style>
    <style:style style:name="gr65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66" style:family="graphic" style:parent-style-name="standard">
      <style:graphic-properties draw:marker-start="" draw:fill="none" draw:fill-color="#729fc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67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2.7cm"/>
      <style:paragraph-properties style:writing-mode="lr-tb"/>
    </style:style>
    <style:style style:name="gr68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8.899cm"/>
      <style:paragraph-properties style:writing-mode="lr-tb"/>
    </style:style>
    <style:style style:name="gr69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4.3cm"/>
    </style:style>
    <style:style style:name="gr70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1" style:family="graphic" style:parent-style-name="standard">
      <style:graphic-properties draw:fill-color="#acddff" draw:textarea-horizontal-align="justify" draw:textarea-vertical-align="middle" draw:auto-grow-height="false" fo:min-height="0.767cm" fo:min-width="1.1cm"/>
    </style:style>
    <style:style style:name="gr72" style:family="graphic" style:parent-style-name="standard">
      <style:graphic-properties draw:fill="solid" draw:fill-color="#acddff" draw:textarea-horizontal-align="justify" draw:textarea-vertical-align="middle" draw:auto-grow-height="false" fo:min-height="7.95cm" fo:min-width="4.7cm"/>
    </style:style>
    <style:style style:name="gr7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7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1.35cm" fo:min-width="2.5cm"/>
      <style:paragraph-properties style:writing-mode="lr-tb"/>
    </style:style>
    <style:style style:name="gr75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6.15cm" fo:min-width="4.5cm"/>
      <style:paragraph-properties style:writing-mode="lr-tb"/>
    </style:style>
    <style:style style:name="gr7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7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78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7cm"/>
      <style:paragraph-properties style:writing-mode="lr-tb"/>
    </style:style>
    <style:style style:name="gr79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8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699cm"/>
      <style:paragraph-properties style:writing-mode="lr-tb"/>
    </style:style>
    <style:style style:name="gr81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232cm"/>
      <style:paragraph-properties style:writing-mode="lr-tb"/>
    </style:style>
    <style:style style:name="gr82" style:family="graphic" style:parent-style-name="standard">
      <style:graphic-properties draw:fill-color="#acddff" draw:textarea-horizontal-align="justify" draw:textarea-vertical-align="middle" draw:auto-grow-height="false" fo:min-height="1.403cm" fo:min-width="1.1cm"/>
      <style:paragraph-properties style:writing-mode="lr-tb"/>
    </style:style>
    <style:style style:name="gr83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2.3cm"/>
    </style:style>
    <style:style style:name="gr8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3cm"/>
      <style:paragraph-properties style:writing-mode="lr-tb"/>
    </style:style>
    <style:style style:name="gr85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  <style:paragraph-properties style:writing-mode="lr-tb"/>
    </style:style>
    <style:style style:name="gr86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87" style:family="graphic" style:parent-style-name="standard">
      <style:graphic-properties draw:fill-color="#acddff" draw:textarea-horizontal-align="justify" draw:textarea-vertical-align="middle" draw:auto-grow-height="false" fo:min-height="0.034cm" fo:min-width="0.784cm"/>
      <style:paragraph-properties style:writing-mode="lr-tb"/>
    </style:style>
    <style:style style:name="gr88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779cm"/>
      <style:paragraph-properties style:writing-mode="lr-tb"/>
    </style:style>
    <style:style style:name="gr89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458cm"/>
      <style:paragraph-properties style:writing-mode="lr-tb"/>
    </style:style>
    <style:style style:name="gr90" style:family="graphic" style:parent-style-name="standard">
      <style:graphic-properties draw:fill-color="#acddff" draw:textarea-horizontal-align="justify" draw:textarea-vertical-align="middle" draw:auto-grow-height="false" fo:min-height="0.703cm" fo:min-width="0.702cm"/>
    </style:style>
    <style:style style:name="gr91" style:family="graphic" style:parent-style-name="standard">
      <style:graphic-properties draw:fill-color="#acddff" draw:textarea-horizontal-align="justify" draw:textarea-vertical-align="middle" draw:auto-grow-height="false" fo:min-height="0.034cm" fo:min-width="1.383cm"/>
      <style:paragraph-properties style:writing-mode="lr-tb"/>
    </style:style>
    <style:style style:name="gr9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898cm"/>
    </style:style>
    <style:style style:name="gr9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898cm"/>
      <style:paragraph-properties style:writing-mode="lr-tb"/>
    </style:style>
    <style:style style:name="gr9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7.899cm"/>
      <style:paragraph-properties style:writing-mode="lr-tb"/>
    </style:style>
    <style:style style:name="gr9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96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9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98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99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0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01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95cm" fo:min-width="3.5cm"/>
      <style:paragraph-properties style:writing-mode="lr-tb"/>
    </style:style>
    <style:style style:name="gr10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10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  <style:paragraph-properties style:writing-mode="lr-tb"/>
    </style:style>
    <style:style style:name="gr10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656cm"/>
      <style:paragraph-properties style:writing-mode="lr-tb"/>
    </style:style>
    <style:style style:name="gr105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cm"/>
      <style:paragraph-properties style:writing-mode="lr-tb"/>
    </style:style>
    <style:style style:name="gr106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10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108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5cm"/>
      <style:paragraph-properties style:writing-mode="lr-tb"/>
    </style:style>
    <style:style style:name="gr10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10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3cm"/>
      <style:paragraph-properties style:writing-mode="lr-tb"/>
    </style:style>
    <style:style style:name="gr111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0.9cm"/>
      <style:paragraph-properties style:writing-mode="lr-tb"/>
    </style:style>
    <style:style style:name="gr112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3cm"/>
      <style:paragraph-properties style:writing-mode="lr-tb"/>
    </style:style>
    <style:style style:name="gr11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8cm"/>
      <style:paragraph-properties style:writing-mode="lr-tb"/>
    </style:style>
    <style:style style:name="gr114" style:family="graphic" style:parent-style-name="standard">
      <style:graphic-properties draw:fill-color="#acddff" draw:textarea-horizontal-align="justify" draw:textarea-vertical-align="middle" draw:auto-grow-height="false" fo:min-height="0.034cm" fo:min-width="1.283cm"/>
      <style:paragraph-properties style:writing-mode="lr-tb"/>
    </style:style>
    <style:style style:name="gr115" style:family="graphic" style:parent-style-name="standard">
      <style:graphic-properties draw:fill-color="#acddff" draw:textarea-horizontal-align="justify" draw:textarea-vertical-align="middle" draw:auto-grow-height="false" fo:min-height="0.034cm" fo:min-width="1.583cm"/>
      <style:paragraph-properties style:writing-mode="lr-tb"/>
    </style:style>
    <style:style style:name="gr116" style:family="graphic" style:parent-style-name="standard">
      <style:graphic-properties draw:fill-color="#acddff" draw:textarea-horizontal-align="justify" draw:textarea-vertical-align="middle" draw:auto-grow-height="false" fo:min-height="0.767cm" fo:min-width="0.301cm"/>
    </style:style>
    <style:style style:name="gr117" style:family="graphic" style:parent-style-name="standard">
      <style:graphic-properties draw:fill-color="#acddff" draw:textarea-horizontal-align="justify" draw:textarea-vertical-align="middle" draw:auto-grow-height="false" fo:min-height="0.767cm" fo:min-width="0.302cm"/>
    </style:style>
    <style:style style:name="gr118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7cm"/>
      <style:paragraph-properties style:writing-mode="lr-tb"/>
    </style:style>
    <style:style style:name="gr119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299cm"/>
      <style:paragraph-properties style:writing-mode="lr-tb"/>
    </style:style>
    <style:style style:name="gr120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121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122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2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24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25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  <style:paragraph-properties style:writing-mode="lr-tb"/>
    </style:style>
    <style:style style:name="gr126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0.435cm"/>
      <style:paragraph-properties style:writing-mode="lr-tb"/>
    </style:style>
    <style:style style:name="P1" style:family="paragraph">
      <loext:graphic-properties draw:fill-color="#acddff"/>
      <style:paragraph-properties fo:text-align="center"/>
    </style:style>
    <style:style style:name="P2" style:family="paragraph">
      <loext:graphic-properties draw:fill="solid" draw:fill-color="#acddff"/>
      <style:paragraph-properties fo:text-align="center"/>
    </style:style>
    <style:style style:name="P3" style:family="paragraph">
      <style:paragraph-properties fo:text-align="center" style:writing-mode="lr-tb"/>
      <style:text-properties fo:font-size="9pt"/>
    </style:style>
    <style:style style:name="P4" style:family="paragraph">
      <loext:graphic-properties draw:fill="solid" draw:fill-color="#ffffff" draw:opacity="0%"/>
      <style:paragraph-properties fo:text-align="center" style:writing-mode="lr-tb"/>
      <style:text-properties fo:font-size="9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acddff"/>
      <style:paragraph-properties fo:text-align="center" style:writing-mode="lr-tb"/>
      <style:text-properties fo:font-size="9pt"/>
    </style:style>
    <style:style style:name="P7" style:family="paragraph">
      <style:paragraph-properties fo:text-align="start" style:writing-mode="lr-tb"/>
      <style:text-properties fo:font-size="10pt"/>
    </style:style>
    <style:style style:name="P8" style:family="paragraph">
      <loext:graphic-properties draw:fill="solid" draw:fill-color="#ffffff" draw:opacity="0%"/>
      <style:paragraph-properties fo:text-align="start" style:writing-mode="lr-tb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acddff"/>
      <style:paragraph-properties fo:text-align="center" style:writing-mode="lr-tb"/>
    </style:style>
    <style:style style:name="P11" style:family="paragraph">
      <style:paragraph-properties fo:text-align="start" style:writing-mode="lr-tb"/>
      <style:text-properties fo:font-size="10pt" fo:font-weight="bold"/>
    </style:style>
    <style:style style:name="P12" style:family="paragraph">
      <loext:graphic-properties draw:fill="solid" draw:fill-color="#ffffff" draw:opacity="0%"/>
      <style:paragraph-properties fo:text-align="start" style:writing-mode="lr-tb"/>
      <style:text-properties fo:font-size="10pt" fo:font-weight="bold"/>
    </style:style>
    <style:style style:name="P13" style:family="paragraph">
      <style:paragraph-properties fo:text-align="start" style:writing-mode="lr-tb"/>
      <style:text-properties fo:font-size="9pt"/>
    </style:style>
    <style:style style:name="P14" style:family="paragraph">
      <loext:graphic-properties draw:fill="solid" draw:fill-color="#ffffff" draw:opacity="0%"/>
      <style:paragraph-properties fo:text-align="start" style:writing-mode="lr-tb"/>
      <style:text-properties fo:font-size="9pt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loext:graphic-properties draw:fill="solid" draw:fill-color="#acddff" draw:opacity="100%"/>
      <style:paragraph-properties fo:text-align="center" style:writing-mode="lr-tb"/>
      <style:text-properties fo:font-size="9pt"/>
    </style:style>
    <style:style style:name="P17" style:family="paragraph">
      <style:paragraph-properties fo:text-align="end" style:writing-mode="lr-tb"/>
      <style:text-properties fo:font-size="9pt"/>
    </style:style>
    <style:style style:name="P18" style:family="paragraph">
      <loext:graphic-properties draw:fill="solid" draw:fill-color="#ffffff" draw:opacity="0%"/>
      <style:paragraph-properties fo:text-align="end" style:writing-mode="lr-tb"/>
      <style:text-properties fo:font-size="9pt"/>
    </style:style>
    <style:style style:name="P19" style:family="paragraph">
      <loext:graphic-properties draw:fill="none" draw:fill-color="#acddff" draw:opacity="100%"/>
      <style:paragraph-properties fo:text-align="center" style:writing-mode="lr-tb"/>
      <style:text-properties fo:font-size="9pt"/>
    </style:style>
    <style:style style:name="P20" style:family="paragraph">
      <loext:graphic-properties draw:fill="none" draw:fill-color="#acddff" draw:opacity="0%"/>
      <style:paragraph-properties fo:text-align="center" style:writing-mode="lr-tb"/>
      <style:text-properties fo:font-size="9pt"/>
    </style:style>
    <style:style style:name="P21" style:family="paragraph">
      <loext:graphic-properties draw:fill="none" draw:fill-color="#729fcf"/>
      <style:paragraph-properties fo:text-align="center"/>
    </style:style>
    <style:style style:name="P22" style:family="paragraph">
      <loext:graphic-properties draw:fill="none" draw:fill-color="#729fcf" draw:opacity="0%"/>
      <style:paragraph-properties fo:text-align="center" style:writing-mode="lr-tb"/>
      <style:text-properties fo:font-size="9pt"/>
    </style:style>
    <style:style style:name="P23" style:family="paragraph">
      <loext:graphic-properties draw:fill="none" draw:fill-color="#729fcf" draw:opacity="0%"/>
      <style:paragraph-properties fo:text-align="end" style:writing-mode="lr-tb"/>
      <style:text-properties fo:font-size="9pt"/>
    </style:style>
    <style:style style:name="P24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5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6" style:family="paragraph">
      <loext:graphic-properties draw:fill="solid" draw:fill-color="#acddff"/>
      <style:paragraph-properties fo:text-align="center" style:writing-mode="lr-tb"/>
    </style:style>
    <style:style style:name="P27" style:family="paragraph"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-color="#acddff"/>
      <style:paragraph-properties fo:text-align="center" style:writing-mode="lr-tb"/>
      <style:text-properties fo:font-size="9pt" style:font-size-asian="9pt" style:font-size-complex="9pt"/>
    </style:style>
    <style:style style:name="T1" style:family="text">
      <style:text-properties fo:font-size="9pt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2cm" draw:transform="rotate (1.5707963267949) translate (14.6cm 5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cm" svg:y="3.4cm">
          <text:p text:style-name="P3"><text:span text:style-name="T1">MagDr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cm" svg:height="0.8cm" svg:x="17.2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cm" svg:y="3.8cm">
          <text:p text:style-name="P3"><text:span text:style-name="T1">CompInd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2cm" svg:height="0.4cm" svg:x="3.2cm" svg:y="4cm">
          <text:p text:style-name="P3"><text:span text:style-name="T1">Com</text:span><text:span text:style-name="T1">pCou</text:span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5cm" svg:y="3.2cm">
          <text:p text:style-name="P3"><text:span text:style-name="T1">:S</text:span><text:span text:style-name="T1">wit</text:span><text:span text:style-name="T1">ch</text:span><text:span text:style-name="T1">Bo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0.954cm" svg:height="0.4cm" svg:x="14.6cm" svg:y="4.8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954cm" svg:height="0.4cm" svg:x="14.6cm" svg:y="4cm">
          <text:p text:style-name="P3"><text:span text:style-name="T1">In</text:span><text:span text:style-name="T1">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0.954cm" svg:height="0.4cm" svg:x="14.6cm" svg:y="4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4.2cm" svg:x2="17.2cm" svg:y2="4.2cm" draw:start-shape="id1" draw:start-glue-point="6" draw:end-shape="id2" draw:end-glue-point="3" svg:d="M16800 4200h400" svg:viewBox="0 0 401 1">
          <text:p/>
        </draw:connector>
        <draw:custom-shape draw:style-name="gr10" draw:text-style-name="P1" xml:id="id6" draw:id="id6" draw:layer="layout" svg:width="1.4cm" svg:height="1.281cm" draw:transform="rotate (1.5707963267949) translate (7.719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7.719cm" svg:y="7.6cm">
          <text:p text:style-name="P3"><text:span text:style-name="T1">:A</text:span><text:span text:style-name="T1">d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0.8cm" svg:height="0.4cm" svg:x="7.719cm" svg:y="8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" draw:id="id3" draw:layer="layout" svg:width="0.8cm" svg:height="0.4cm" svg:x="7.719cm" svg:y="8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5cm" svg:x1="19.2cm" svg:y1="4.2cm" svg:x2="7.719cm" svg:y2="8.8cm" draw:start-shape="id2" draw:start-glue-point="1" draw:end-shape="id3" draw:end-glue-point="3" svg:d="M19200 4200h501v5900h-12483v-1300h501" svg:viewBox="0 0 12484 5901">
          <text:p/>
        </draw:connector>
        <draw:custom-shape draw:style-name="gr13" draw:text-style-name="P6" xml:id="id4" draw:id="id4" draw:layer="layout" svg:width="0.8cm" svg:height="0.8cm" svg:x="5.8cm" svg:y="8cm">
          <text:p text:style-name="P3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6cm" svg:y1="8.4cm" svg:x2="7.719cm" svg:y2="8.4cm" draw:start-shape="id4" draw:start-glue-point="1" draw:end-shape="id5" draw:end-glue-point="3" svg:d="M6600 8400h1119" svg:viewBox="0 0 1120 1">
          <text:p/>
        </draw:connector>
        <draw:connector draw:style-name="gr9" draw:text-style-name="P5" draw:layer="layout" draw:line-skew="-2.232cm" svg:x1="9cm" svg:y1="8.301cm" svg:x2="14.6cm" svg:y2="4.6cm" draw:start-shape="id6" draw:start-glue-point="6" draw:end-shape="id7" draw:end-glue-point="3" svg:d="M9000 8301h568v-3701h5032" svg:viewBox="0 0 5601 3702">
          <text:p/>
        </draw:connector>
        <draw:custom-shape draw:style-name="gr10" draw:text-style-name="P1" xml:id="id11" draw:id="id11" draw:layer="layout" svg:width="1.4cm" svg:height="1.281cm" draw:transform="rotate (1.5707963267949) translate (12.2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cm" svg:y="7.4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0.8cm" svg:height="0.4cm" svg:x="12.2cm" svg:y="8cm">
          <text:p text:style-name="P3"><text:span text:style-name="T1">In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0.8cm" svg:height="0.4cm" svg:x="12.2cm" svg:y="8.4cm">
          <text:p text:style-name="P3"><text:span text:style-name="T1">In</text:span><text:span text:style-name="T1">p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0.8cm" svg:height="0.8cm" svg:x="10.4cm" svg:y="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cm" svg:y1="8.6cm" svg:x2="12.2cm" svg:y2="8.6cm" draw:start-shape="id8" draw:start-glue-point="1" draw:end-shape="id9" draw:end-glue-point="3" svg:d="M11200 8600h1000" svg:viewBox="0 0 1001 1">
          <text:p/>
        </draw:connector>
        <draw:connector draw:style-name="gr9" draw:text-style-name="P5" draw:layer="layout" draw:line-skew="0cm 3.8cm" svg:x1="12.2cm" svg:y1="8.2cm" svg:x2="19.2cm" svg:y2="4.2cm" draw:start-shape="id10" draw:start-glue-point="3" draw:end-shape="id2" draw:end-glue-point="1" svg:d="M12200 8200h-501v1900h8002v-5900h-501" svg:viewBox="0 0 8003 5901">
          <text:p/>
        </draw:connector>
        <draw:connector draw:style-name="gr9" draw:text-style-name="P5" draw:layer="layout" svg:x1="13.481cm" svg:y1="8.101cm" svg:x2="14.6cm" svg:y2="5cm" draw:start-shape="id11" draw:start-glue-point="6" draw:end-shape="id12" draw:end-glue-point="3" svg:d="M13481 8101h560v-3101h559" svg:viewBox="0 0 1120 3102">
          <text:p/>
        </draw:connector>
        <draw:connector draw:style-name="gr9" draw:text-style-name="P5" draw:layer="layout" svg:x1="5.2cm" svg:y1="4.2cm" svg:x2="14.6cm" svg:y2="4.2cm" draw:start-shape="id13" draw:start-glue-point="1" draw:end-shape="id14" draw:end-glue-point="3" svg:d="M5200 4200h9400" svg:viewBox="0 0 9401 1">
          <text:p/>
        </draw:connector>
        <draw:custom-shape draw:style-name="gr14" draw:text-style-name="P8" draw:layer="layout" svg:width="6.4cm" svg:height="0.444cm" svg:x="1cm" svg:y="1cm">
          <text:p text:style-name="P7"><text:span text:style-name="T2">No</text:span><text:span text:style-name="T2">de </text:span><text:span text:style-name="T2">D</text:span><text:span text:style-name="T2">RP</text:span><text:span text:style-name="T2">, </text:span><text:span text:style-name="T2">ve</text:span><text:span text:style-name="T2">r 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10" xml:id="id15" draw:id="id15" draw:layer="layout" svg:width="1.6cm" svg:height="2.2cm" draw:transform="rotate (1.5707963267949) translate (14.601cm 7.2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<text:span text:style-name="T1">Mag</text:span><text:span text:style-name="T1">A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cm" svg:height="0.8cm" svg:x="17.20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01cm" svg:y="6cm">
          <text:p text:style-name="P3"><text:span text:style-name="T1">Co</text:span><text:span text:style-name="T1">mp</text:span><text:span text:style-name="T1">Ind</text:span><text:span text:style-name="T1">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0" draw:id="id30" draw:layer="layout" svg:width="2cm" svg:height="0.4cm" svg:x="3.201cm" svg:y="4.001cm">
          <text:p text:style-name="P3"><text:span text:style-name="T1">CompNam</text:span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6cm" svg:y="5.6cm">
          <text:p text:style-name="P3"><text:span text:style-name="T1">:SwitchB</text:span><text:span text:style-name="T1">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0.954cm" svg:height="0.4cm" svg:x="14.601cm" svg:y="6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" draw:id="id26" draw:layer="layout" svg:width="0.954cm" svg:height="0.4cm" svg:x="14.601cm" svg:y="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0.954cm" svg:height="0.4cm" svg:x="14.601cm" svg:y="6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01cm" svg:y1="6.4cm" svg:x2="17.201cm" svg:y2="6.4cm" draw:start-shape="id15" draw:start-glue-point="6" draw:end-shape="id16" draw:end-glue-point="3" svg:d="M16801 6400h400" svg:viewBox="0 0 401 1">
          <text:p/>
        </draw:connector>
        <draw:custom-shape draw:style-name="gr16" draw:text-style-name="P1" xml:id="id20" draw:id="id20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" draw:id="id19" draw:layer="layout" svg:width="0.8cm" svg:height="0.4cm" svg:x="8.919cm" svg:y="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0.8cm" svg:height="0.4cm" svg:x="8.919cm" svg:y="8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102cm 1.7cm" svg:x1="19.201cm" svg:y1="6.4cm" svg:x2="8.919cm" svg:y2="8.6cm" draw:start-shape="id16" draw:start-glue-point="1" draw:end-shape="id17" draw:end-glue-point="3" svg:d="M19201 6400h399v2900h-11182v-700h501" svg:viewBox="0 0 11183 2901">
          <text:p/>
        </draw:connector>
        <draw:custom-shape draw:style-name="gr13" draw:text-style-name="P6" xml:id="id18" draw:id="id18" draw:layer="layout" svg:width="0.8cm" svg:height="0.8cm" svg:x="7cm" svg:y="7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18" draw:start-glue-point="1" draw:end-shape="id19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4.601cm" svg:y2="6.6cm" draw:start-shape="id20" draw:start-glue-point="6" draw:end-shape="id21" draw:end-glue-point="3" svg:d="M10200 8201h400v-1601h4001" svg:viewBox="0 0 4402 1602">
          <text:p/>
        </draw:connector>
        <draw:custom-shape draw:style-name="gr17" draw:text-style-name="P1" xml:id="id23" draw:id="id23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" draw:id="id29" draw:layer="layout" svg:width="0.8cm" svg:height="0.4cm" svg:x="12.201cm" svg:y="7.2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" draw:id="id22" draw:layer="layout" svg:width="0.8cm" svg:height="0.4cm" svg:x="12.201cm" svg:y="7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-0.102cm" svg:x1="12.201cm" svg:y1="7.8cm" svg:x2="19.201cm" svg:y2="6.4cm" draw:start-shape="id22" draw:start-glue-point="3" draw:end-shape="id16" draw:end-glue-point="1" svg:d="M12201 7800h-501v800h7900v-2200h-399" svg:viewBox="0 0 7901 2201">
          <text:p/>
        </draw:connector>
        <draw:connector draw:style-name="gr9" draw:text-style-name="P5" draw:layer="layout" svg:x1="13.482cm" svg:y1="7.401cm" svg:x2="14.601cm" svg:y2="6.995cm" draw:start-shape="id23" draw:start-glue-point="6" draw:end-shape="id24" draw:end-glue-point="3" svg:d="M13482 7401h560v-406h559" svg:viewBox="0 0 1120 407">
          <text:p/>
        </draw:connector>
        <draw:connector draw:style-name="gr9" draw:text-style-name="P5" draw:layer="layout" draw:line-skew="1.14cm" svg:x1="5.2cm" svg:y1="4.6cm" svg:x2="8.919cm" svg:y2="6.4cm" draw:start-shape="id25" draw:start-glue-point="1" svg:d="M5200 4600h3250v1800h469" svg:viewBox="0 0 3720 1801">
          <text:p/>
        </draw:connector>
        <draw:custom-shape draw:style-name="gr14" draw:text-style-name="P12" draw:layer="layout" svg:width="6.4cm" svg:height="0.444cm" svg:x="1.001cm" svg:y="1.001cm">
          <text:p text:style-name="P11"><text:span text:style-name="T3">Node DRP, ver 2 DES controll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4.601cm" svg:y1="6.2cm" svg:x2="19.201cm" svg:y2="6.4cm" draw:start-shape="id26" draw:start-glue-point="3" draw:end-shape="id16" draw:end-glue-point="1" svg:d="M14601 6200h-501v-1001h5500v1201h-399" svg:viewBox="0 0 5501 1202">
          <text:p/>
        </draw:connector>
        <draw:custom-shape draw:style-name="gr16" draw:text-style-name="P1" xml:id="id28" draw:id="id28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7" draw:id="id27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27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28" draw:start-glue-point="6" draw:end-shape="id29" draw:end-glue-point="3" svg:d="M10200 6401h1001v999h1000" svg:viewBox="0 0 2002 1000">
          <text:p/>
        </draw:connector>
        <draw:custom-shape draw:style-name="gr6" draw:text-style-name="P4" xml:id="id25" draw:id="id25" draw:layer="layout" svg:width="2cm" svg:height="0.4cm" svg:x="3.2cm" svg:y="4.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33" draw:id="id33" draw:layer="layout" svg:width="1.2cm" svg:height="1.4cm" draw:transform="rotate (1.5707963267949) translate (20.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4cm" svg:y="3.6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1" draw:id="id31" draw:layer="layout" svg:width="0.8cm" svg:height="0.4cm" svg:x="20.4cm" svg:y="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2" draw:id="id32" draw:layer="layout" svg:width="1cm" svg:height="0.4cm" svg:x="20.4cm" svg:y="4.4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0.4cm" svg:y2="4.2cm" draw:start-shape="id30" draw:start-glue-point="1" draw:end-shape="id31" draw:end-glue-point="3" svg:d="M5201 4201h7600v-1h7599" svg:viewBox="0 0 15200 2">
          <text:p/>
        </draw:connector>
        <draw:connector draw:style-name="gr9" draw:text-style-name="P5" draw:layer="layout" draw:line-skew="0.199cm" svg:x1="19.201cm" svg:y1="6.4cm" svg:x2="20.4cm" svg:y2="4.6cm" draw:start-shape="id16" draw:start-glue-point="1" draw:end-shape="id32" draw:end-glue-point="3" svg:d="M19201 6400h799v-1800h400" svg:viewBox="0 0 1200 1801">
          <text:p/>
        </draw:connector>
        <draw:custom-shape draw:style-name="gr20" draw:text-style-name="P2" draw:layer="measurelines" svg:width="3.8cm" svg:height="3.8cm" svg:x="31.4cm" svg:y="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measurelines" svg:width="3.8cm" svg:height="0.447cm" svg:x="31.4cm" svg:y="3.2cm">
          <text:p text:style-name="P3"><text:span text:style-name="T1">DrpAdp:NodeAd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easurelines" svg:width="2cm" svg:height="0.4cm" svg:x="33.2cm" svg:y="3.8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measurelines" svg:width="1.999cm" svg:height="0.4cm" svg:x="33.2cm" svg:y="4.2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" draw:id="id36" draw:layer="measurelines" svg:width="1.6cm" svg:height="0.4cm" svg:x="31.4cm" svg:y="3.8cm">
          <text:p text:style-name="P13"><text:span text:style-name="T1">InpMu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1.8cm" svg:y1="4.2cm" svg:x2="24cm" svg:y2="4.2cm" draw:start-shape="id33" draw:start-glue-point="6" draw:end-shape="id34" draw:end-glue-point="3" svg:d="M21800 4200h2200" svg:viewBox="0 0 2201 1">
          <text:p/>
        </draw:connector>
        <draw:custom-shape draw:style-name="gr24" draw:text-style-name="P1" xml:id="id45" draw:id="id45" draw:layer="measurelines" svg:width="1.2cm" svg:height="2.2cm" draw:transform="rotate (1.5707963267949) translate (2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5" draw:text-style-name="P4" draw:layer="measurelines" svg:width="1.6cm" svg:height="0.4cm" svg:x="24cm" svg:y="3.6cm">
          <text:p text:style-name="P3"><text:span text:style-name="T1">:MutNode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34" draw:id="id34" draw:layer="measurelines" svg:width="1.2cm" svg:height="0.4cm" svg:x="24cm" svg:y="4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38" draw:id="id38" draw:layer="measurelines" svg:width="1.4cm" svg:height="0.4cm" svg:x="24cm" svg:y="4.4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8cm" svg:y1="4cm" svg:x2="31.4cm" svg:y2="4cm" draw:start-shape="id35" draw:start-glue-point="6" draw:end-shape="id36" draw:end-glue-point="3" svg:d="M30800 4000h600" svg:viewBox="0 0 601 1">
          <text:p/>
        </draw:connector>
        <draw:custom-shape draw:style-name="gr28" draw:text-style-name="P2" xml:id="id37" draw:id="id37" draw:layer="measurelines" svg:width="1.6cm" svg:height="0.4cm" svg:x="22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2cm" svg:y="4.4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3.6cm" svg:y1="4.6cm" svg:x2="24cm" svg:y2="4.6cm" draw:start-shape="id37" draw:start-glue-point="1" draw:end-shape="id38" draw:end-glue-point="3" svg:d="M23600 4600h400" svg:viewBox="0 0 401 1">
          <text:p/>
        </draw:connector>
        <draw:custom-shape draw:style-name="gr29" draw:text-style-name="P2" xml:id="id39" draw:id="id39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1.8cm" svg:y1="4.2cm" svg:x2="23.2cm" svg:y2="2.8cm" draw:start-shape="id33" draw:start-glue-point="6" draw:end-shape="id39" draw:end-glue-point="3" svg:d="M21800 4200h500v-1400h900" svg:viewBox="0 0 1401 1401">
          <text:p/>
        </draw:connector>
        <draw:custom-shape draw:style-name="gr29" draw:text-style-name="P2" xml:id="id40" draw:id="id40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30" draw:start-glue-point="1" draw:end-shape="id40" draw:end-glue-point="3" svg:d="M5201 4201h1400v-1401h1399" svg:viewBox="0 0 2800 1402">
          <text:p/>
        </draw:connector>
        <draw:custom-shape draw:style-name="gr29" draw:text-style-name="P2" xml:id="id41" draw:id="id41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25" draw:start-glue-point="1" draw:end-shape="id41" draw:end-glue-point="3" svg:d="M5200 4600h3400v200h319" svg:viewBox="0 0 3720 201">
          <text:p/>
        </draw:connector>
        <draw:custom-shape draw:style-name="gr5" draw:text-style-name="P4" draw:layer="measurelines" svg:width="2cm" svg:height="0.4cm" svg:x="17.201cm" svg:y="6.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xml:id="id35" draw:id="id35" draw:layer="measurelines" svg:width="1.6cm" svg:height="2.2cm" draw:transform="rotate (1.5707963267949) translate (28.6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measurelines" svg:width="1.735cm" svg:height="0.444cm" svg:x="28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0" draw:id="id50" draw:layer="measurelines" svg:width="0.954cm" svg:height="0.4cm" svg:x="28.6cm" svg:y="4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8" draw:id="id48" draw:layer="measurelines" svg:width="0.954cm" svg:height="0.4cm" svg:x="28.6cm" svg:y="3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6" draw:id="id46" draw:layer="measurelines" svg:width="0.954cm" svg:height="0.4cm" svg:x="28.6cm" svg:y="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49" draw:id="id4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4" draw:id="id44" draw:layer="measurelines" svg:width="0.8cm" svg:height="0.4cm" svg:x="8.919cm" svg:y="10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3" draw:id="id43" draw:layer="measurelines" svg:width="0.8cm" svg:height="0.4cm" svg:x="8.919cm" svg:y="10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42" draw:id="id42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42" draw:start-glue-point="1" draw:end-shape="id43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25" draw:start-glue-point="1" draw:end-shape="id44" draw:end-glue-point="3" svg:d="M5200 4600h800v5601h2919" svg:viewBox="0 0 3720 5602">
          <text:p/>
        </draw:connector>
        <draw:connector draw:style-name="gr9" draw:text-style-name="P5" draw:layer="measurelines" svg:x1="26.2cm" svg:y1="4.2cm" svg:x2="28.6cm" svg:y2="4.2cm" draw:start-shape="id45" draw:start-glue-point="6" draw:end-shape="id46" draw:end-glue-point="3" svg:d="M26200 4200h2400" svg:viewBox="0 0 2401 1">
          <text:p/>
        </draw:connector>
        <draw:custom-shape draw:style-name="gr29" draw:text-style-name="P2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measurelines" svg:width="1.6cm" svg:height="0.4cm" svg:x="26.6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xml:id="id47" draw:id="id47" draw:layer="measurelines" svg:width="1.6cm" svg:height="0.4cm" svg:x="26.6cm" svg:y="3.6cm">
          <text:p text:style-name="P3"><text:span text:style-name="T1">MUT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28.2cm" svg:y1="3.8cm" svg:x2="28.6cm" svg:y2="3.8cm" draw:start-shape="id47" draw:start-glue-point="1" draw:end-shape="id48" draw:end-glue-point="3" svg:d="M28200 3800h400" svg:viewBox="0 0 401 1">
          <text:p/>
        </draw:connector>
        <draw:connector draw:style-name="gr9" draw:text-style-name="P5" draw:layer="measurelines" draw:line-skew="7.2cm" svg:x1="10.2cm" svg:y1="10.202cm" svg:x2="28.6cm" svg:y2="4.595cm" draw:start-shape="id49" draw:start-glue-point="6" draw:end-shape="id50" draw:end-glue-point="3" svg:d="M10200 10202h16400v-5607h2000" svg:viewBox="0 0 18401 5608">
          <text:p/>
        </draw:connector>
      </draw:page>
      <draw:page draw:name="page3" draw:style-name="dp1" draw:master-page-name="Default">
        <draw:custom-shape draw:style-name="gr15" draw:text-style-name="P10" xml:id="id51" draw:id="id51" draw:layer="layout" svg:width="1.6cm" svg:height="2.2cm" draw:transform="rotate (1.5707963267949) translate (23.301cm 8.794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4" draw:text-style-name="P2" draw:layer="layout" svg:width="4.6cm" svg:height="3.4cm" svg:x="6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7.6cm" svg:y="5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52" draw:id="id52" draw:layer="layout" svg:width="1.599cm" svg:height="0.8cm" svg:x="25.901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5.901cm" svg:y="7.594cm">
          <text:p text:style-name="P3"><text:span text:style-name="T1">Comp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6" draw:id="id66" draw:layer="layout" svg:width="2cm" svg:height="0.4cm" svg:x="9.4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3.366cm" svg:y="7.19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83" draw:id="id83" draw:layer="layout" svg:width="0.954cm" svg:height="0.4cm" svg:x="23.301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2" draw:id="id62" draw:layer="layout" svg:width="0.954cm" svg:height="0.4cm" svg:x="23.301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7" draw:id="id57" draw:layer="layout" svg:width="0.954cm" svg:height="0.4cm" svg:x="23.301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5.501cm" svg:y1="7.994cm" svg:x2="25.901cm" svg:y2="7.994cm" draw:start-shape="id51" draw:start-glue-point="6" draw:end-shape="id52" draw:end-glue-point="3" svg:d="M25501 7994h400" svg:viewBox="0 0 401 1">
          <text:p/>
        </draw:connector>
        <draw:custom-shape draw:style-name="gr16" draw:text-style-name="P1" xml:id="id56" draw:id="id56" draw:layer="layout" svg:width="1.2cm" svg:height="1.281cm" draw:transform="rotate (1.5707963267949) translate (15.118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5.118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5" draw:id="id55" draw:layer="layout" svg:width="0.8cm" svg:height="0.4cm" svg:x="15.118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3" draw:id="id53" draw:layer="layout" svg:width="0.8cm" svg:height="0.4cm" svg:x="15.118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7.5cm" svg:y1="7.994cm" svg:x2="15.118cm" svg:y2="10.199cm" draw:start-shape="id52" draw:start-glue-point="1" draw:end-shape="id53" draw:end-glue-point="3" svg:d="M27500 7994h798v2903h-13681v-698h501" svg:viewBox="0 0 13682 2904">
          <text:p/>
        </draw:connector>
        <draw:custom-shape draw:style-name="gr13" draw:text-style-name="P6" xml:id="id54" draw:id="id54" draw:layer="layout" svg:width="0.8cm" svg:height="0.8cm" svg:x="13.199cm" svg:y="9.3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.999cm" svg:y1="9.799cm" svg:x2="15.118cm" svg:y2="9.799cm" draw:start-shape="id54" draw:start-glue-point="1" draw:end-shape="id55" draw:end-glue-point="3" svg:d="M13999 9799h1119" svg:viewBox="0 0 1120 1">
          <text:p/>
        </draw:connector>
        <draw:connector draw:style-name="gr9" draw:text-style-name="P5" draw:layer="layout" draw:line-skew="-2.85cm" svg:x1="16.399cm" svg:y1="9.8cm" svg:x2="23.301cm" svg:y2="8.194cm" draw:start-shape="id56" draw:start-glue-point="6" draw:end-shape="id57" draw:end-glue-point="3" svg:d="M16399 9800h601v-1606h6301" svg:viewBox="0 0 6903 1607">
          <text:p/>
        </draw:connector>
        <draw:custom-shape draw:style-name="gr17" draw:text-style-name="P1" xml:id="id59" draw:id="id59" draw:layer="layout" svg:width="1.201cm" svg:height="1.281cm" draw:transform="rotate (1.5707963267949) translate (18.4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4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5" draw:id="id65" draw:layer="layout" svg:width="0.8cm" svg:height="0.4cm" svg:x="18.4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8" draw:id="id58" draw:layer="layout" svg:width="0.8cm" svg:height="0.4cm" svg:x="18.4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0.298cm" svg:x1="18.4cm" svg:y1="9.399cm" svg:x2="27.5cm" svg:y2="7.994cm" draw:start-shape="id58" draw:start-glue-point="3" draw:end-shape="id52" draw:end-glue-point="1" svg:d="M18400 9399h-501v800h10399v-2205h-798" svg:viewBox="0 0 10400 2206">
          <text:p/>
        </draw:connector>
        <draw:connector draw:style-name="gr9" draw:text-style-name="P5" draw:layer="layout" svg:x1="19.681cm" svg:y1="9cm" svg:x2="20.718cm" svg:y2="8.999cm" draw:start-shape="id59" draw:start-glue-point="6" draw:end-shape="id60" draw:end-glue-point="3" svg:d="M19681 9000h519v-1h518" svg:viewBox="0 0 1038 2">
          <text:p/>
        </draw:connector>
        <draw:connector draw:style-name="gr9" draw:text-style-name="P5" draw:layer="layout" draw:line-skew="1.14cm" svg:x1="11.399cm" svg:y1="6.199cm" svg:x2="15.118cm" svg:y2="7.999cm" draw:start-shape="id61" draw:start-glue-point="1" svg:d="M11399 6199h3250v1800h469" svg:viewBox="0 0 3720 1801">
          <text:p/>
        </draw:connector>
        <draw:custom-shape draw:style-name="gr38" draw:text-style-name="P12" draw:layer="layout" svg:width="10.999cm" svg:height="0.444cm" svg:x="1.001cm" svg:y="1.001cm">
          <text:p text:style-name="P11"><text:span text:style-name="T3">Node DRP, ver 3 <text:s/>DES controlled with SDC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3.301cm" svg:y1="7.794cm" svg:x2="27.5cm" svg:y2="7.994cm" draw:start-shape="id62" draw:start-glue-point="3" draw:end-shape="id52" draw:end-glue-point="1" svg:d="M23301 7794h-501v-1001h5098v1201h-398" svg:viewBox="0 0 5099 1202">
          <text:p/>
        </draw:connector>
        <draw:custom-shape draw:style-name="gr16" draw:text-style-name="P1" xml:id="id64" draw:id="id64" draw:layer="layout" svg:width="1.2cm" svg:height="1.281cm" draw:transform="rotate (1.5707963267949) translate (15.118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5.118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5.118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13.199cm" svg:y="7.9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5.118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63" draw:id="id63" draw:layer="layout" svg:width="0.8cm" svg:height="0.8cm" svg:x="13.199cm" svg:y="7.9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.999cm" svg:y1="8.399cm" svg:x2="15.118cm" svg:y2="8.399cm" draw:start-shape="id63" draw:start-glue-point="1" svg:d="M13999 8399h1119" svg:viewBox="0 0 1120 1">
          <text:p/>
        </draw:connector>
        <draw:connector draw:style-name="gr9" draw:text-style-name="P5" draw:layer="layout" svg:x1="16.399cm" svg:y1="8cm" svg:x2="18.4cm" svg:y2="8.999cm" draw:start-shape="id64" draw:start-glue-point="6" draw:end-shape="id65" draw:end-glue-point="3" svg:d="M16399 8000h1001v999h1000" svg:viewBox="0 0 2002 1000">
          <text:p/>
        </draw:connector>
        <draw:custom-shape draw:style-name="gr6" draw:text-style-name="P4" xml:id="id61" draw:id="id61" draw:layer="layout" svg:width="2cm" svg:height="0.4cm" svg:x="9.399cm" svg:y="5.9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xml:id="id69" draw:id="id69" draw:layer="layout" svg:width="1.2cm" svg:height="3.001cm" draw:transform="rotate (1.5707963267949) translate (29.599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0" draw:text-style-name="P4" draw:layer="layout" svg:width="2.401cm" svg:height="0.4cm" svg:x="29.599cm" svg:y="5.198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7" draw:id="id67" draw:layer="layout" svg:width="0.8cm" svg:height="0.4cm" svg:x="29.599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68" draw:id="id68" draw:layer="layout" svg:width="1cm" svg:height="0.4cm" svg:x="29.599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4cm" svg:y1="5.8cm" svg:x2="29.599cm" svg:y2="5.798cm" draw:start-shape="id66" draw:start-glue-point="1" draw:end-shape="id67" draw:end-glue-point="3" svg:d="M11400 5800h9100v-2h9099" svg:viewBox="0 0 18200 3">
          <text:p/>
        </draw:connector>
        <draw:connector draw:style-name="gr9" draw:text-style-name="P5" draw:layer="layout" svg:x1="27.5cm" svg:y1="7.994cm" svg:x2="29.599cm" svg:y2="6.198cm" draw:start-shape="id52" draw:start-glue-point="1" draw:end-shape="id68" draw:end-glue-point="3" svg:d="M27500 7994h1049v-1796h1050" svg:viewBox="0 0 2100 1797">
          <text:p/>
        </draw:connector>
        <draw:custom-shape draw:style-name="gr41" draw:text-style-name="P2" draw:layer="measurelines" svg:width="3.8cm" svg:height="2.2cm" svg:x="36.2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measurelines" svg:width="2.4cm" svg:height="0.447cm" svg:x="36.2cm" svg:y="5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70" draw:id="id70" draw:layer="measurelines" svg:width="1.6cm" svg:height="0.4cm" svg:x="36.2cm" svg:y="5.6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2.6cm" svg:y1="5.799cm" svg:x2="36.2cm" svg:y2="5.8cm" draw:start-shape="id69" draw:start-glue-point="6" draw:end-shape="id70" draw:end-glue-point="3" svg:d="M32600 5799h1800v1h1800" svg:viewBox="0 0 3601 2">
          <text:p/>
        </draw:connector>
        <draw:custom-shape draw:style-name="gr28" draw:text-style-name="P2" xml:id="id71" draw:id="id71" draw:layer="measurelines" svg:width="1.6cm" svg:height="0.4cm" svg:x="33.6cm" svg:y="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33.6cm" svg:y="6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5.2cm" svg:y1="6.2cm" svg:x2="36.2cm" svg:y2="6.2cm" draw:start-shape="id71" draw:start-glue-point="1" draw:end-shape="id72" draw:end-glue-point="3" svg:d="M35200 6200h1000" svg:viewBox="0 0 1001 1">
          <text:p/>
        </draw:connector>
        <draw:custom-shape draw:style-name="gr29" draw:text-style-name="P2" xml:id="id73" draw:id="id73" draw:layer="measurelines" svg:width="2.6cm" svg:height="0.8cm" svg:x="35.2cm" svg:y="3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5.2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2.6cm" svg:y1="5.799cm" svg:x2="35.2cm" svg:y2="3.8cm" draw:start-shape="id69" draw:start-glue-point="6" draw:end-shape="id73" draw:end-glue-point="3" svg:d="M32600 5799h1300v-1999h1300" svg:viewBox="0 0 2601 2000">
          <text:p/>
        </draw:connector>
        <draw:custom-shape draw:style-name="gr29" draw:text-style-name="P2" xml:id="id74" draw:id="id74" draw:layer="measurelines" svg:width="2.6cm" svg:height="0.8cm" svg:x="14.199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199cm" svg:y="3.999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1.4cm" svg:y1="5.8cm" svg:x2="14.199cm" svg:y2="4.399cm" draw:start-shape="id66" draw:start-glue-point="1" draw:end-shape="id74" draw:end-glue-point="3" svg:d="M11400 5800h1400v-1401h1399" svg:viewBox="0 0 2800 1402">
          <text:p/>
        </draw:connector>
        <draw:custom-shape draw:style-name="gr29" draw:text-style-name="P2" xml:id="id75" draw:id="id75" draw:layer="measurelines" svg:width="2.6cm" svg:height="0.8cm" svg:x="15.11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5.118cm" svg:y="5.999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1.399cm" svg:y1="6.199cm" svg:x2="15.118cm" svg:y2="6.399cm" draw:start-shape="id61" draw:start-glue-point="1" draw:end-shape="id75" draw:end-glue-point="3" svg:d="M11399 6199h3400v200h319" svg:viewBox="0 0 3720 201">
          <text:p/>
        </draw:connector>
        <draw:custom-shape draw:style-name="gr37" draw:text-style-name="P4" draw:layer="measurelines" svg:width="1.599cm" svg:height="0.4cm" svg:x="25.901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79" draw:id="id79" draw:layer="measurelines" svg:width="1.201cm" svg:height="1.281cm" draw:transform="rotate (1.5707963267949) translate (15.118cm 12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15.118cm" svg:y="11.199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8" draw:id="id78" draw:layer="measurelines" svg:width="0.8cm" svg:height="0.4cm" svg:x="15.118cm" svg:y="11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7" draw:id="id77" draw:layer="measurelines" svg:width="0.8cm" svg:height="0.4cm" svg:x="15.118cm" svg:y="1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76" draw:id="id76" draw:layer="measurelines" svg:width="1.2cm" svg:height="0.4cm" svg:x="13.199cm" svg:y="11.9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13.199cm" svg:y="11.99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4.399cm" svg:y1="12.199cm" svg:x2="15.118cm" svg:y2="12.2cm" draw:start-shape="id76" draw:start-glue-point="1" draw:end-shape="id77" draw:end-glue-point="3" svg:d="M14399 12199h360v1h359" svg:viewBox="0 0 720 2">
          <text:p/>
        </draw:connector>
        <draw:connector draw:style-name="gr9" draw:text-style-name="P5" draw:layer="measurelines" draw:line-skew="-1.06cm" svg:x1="11.399cm" svg:y1="6.199cm" svg:x2="15.118cm" svg:y2="11.8cm" draw:start-shape="id61" draw:start-glue-point="1" draw:end-shape="id78" draw:end-glue-point="3" svg:d="M11399 6199h800v5601h2919" svg:viewBox="0 0 3720 5602">
          <text:p/>
        </draw:connector>
        <draw:custom-shape draw:style-name="gr30" draw:text-style-name="P4" draw:layer="measurelines" svg:width="2.6cm" svg:height="0.4cm" svg:x="35.2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6.399cm" svg:y1="11.801cm" svg:x2="17.907cm" svg:y2="11.786cm" draw:start-shape="id79" draw:start-glue-point="6" svg:d="M16399 11801h1005v-15h503" svg:viewBox="0 0 1509 16">
          <text:p/>
        </draw:connector>
        <draw:custom-shape draw:style-name="gr23" draw:text-style-name="P14" xml:id="id72" draw:id="id72" draw:layer="measurelines" svg:width="1.6cm" svg:height="0.4cm" svg:x="36.2cm" svg:y="6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6.2cm" svg:y="6.4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81" draw:id="id81" draw:layer="layout" svg:width="1.6cm" svg:height="0.4cm" svg:x="38.4cm" svg:y="5.6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82" draw:id="id82" draw:layer="layout" svg:width="1.2cm" svg:height="1.281cm" draw:transform="rotate (1.5707963267949) translate (20.718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718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0" draw:id="id60" draw:layer="layout" svg:width="0.8cm" svg:height="0.4cm" svg:x="20.718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0" draw:id="id80" draw:layer="layout" svg:width="0.8cm" svg:height="0.4cm" svg:x="20.718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4.6cm" svg:x1="20.718cm" svg:y1="9.399cm" svg:x2="40cm" svg:y2="5.8cm" draw:start-shape="id80" draw:start-glue-point="3" draw:end-shape="id81" draw:end-glue-point="1" svg:d="M20718 9399h-501v2801h20284v-6400h-501" svg:viewBox="0 0 20285 6401">
          <text:p/>
        </draw:connector>
        <draw:connector draw:style-name="gr9" draw:text-style-name="P5" draw:layer="layout" svg:x1="21.999cm" svg:y1="9cm" svg:x2="23.301cm" svg:y2="8.589cm" draw:start-shape="id82" draw:start-glue-point="6" draw:end-shape="id83" draw:end-glue-point="3" svg:d="M21999 9000h651v-411h651" svg:viewBox="0 0 1303 412">
          <text:p/>
        </draw:connector>
        <draw:custom-shape draw:style-name="gr43" draw:text-style-name="P16" draw:layer="layout" svg:width="3.8cm" svg:height="2.8cm" svg:x="1.4cm" svg:y="4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3.468cm" svg:height="0.4cm" svg:x="1.532cm" svg:y="4.4cm">
          <text:p text:style-name="P3"><text:span text:style-name="T1">RpCp : Extd</text:span></text:p>
          <draw:enhanced-geometry svg:viewBox="0 0 21600 21600" draw:type="rectangle" draw:enhanced-path="M 0 0 L 21600 0 21600 21600 0 21600 0 0 Z N"/>
        </draw:custom-shape>
        <draw:custom-shape draw:style-name="gr45" draw:text-style-name="P18" xml:id="id86" draw:id="id86" draw:layer="layout" svg:width="2.4cm" svg:height="0.4cm" svg:x="2.8cm" svg:y="5.6cm">
          <text:p text:style-name="P17"><text:span text:style-name="T1">InpModelUri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9" draw:layer="layout" svg:width="3.2cm" svg:height="1.8cm" svg:x="2cm" svg:y="5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draw:layer="layout" svg:width="2.6cm" svg:height="0.4cm" svg:x="2.4cm" svg:y="5.2cm">
          <text:p text:style-name="P3"><text:span text:style-name="T1">Int : NDrpCpp</text:span></text:p>
          <draw:enhanced-geometry svg:viewBox="0 0 21600 21600" draw:type="rectangle" draw:enhanced-path="M 0 0 L 21600 0 21600 21600 0 21600 0 0 Z N"/>
        </draw:custom-shape>
        <draw:custom-shape draw:style-name="gr48" draw:text-style-name="P18" xml:id="id88" draw:id="id88" draw:layer="layout" svg:width="2.6cm" svg:height="0.4cm" svg:x="2.6cm" svg:y="6.4cm">
          <text:p text:style-name="P17"><text:span text:style-name="T1">OutpModelUri &l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4" xml:id="id84" draw:id="id84" draw:layer="layout" svg:width="3cm" svg:height="0.4cm" svg:x="2.2cm" svg:y="6cm">
          <text:p text:style-name="P17"><text:span text:style-name="T1">InpModelMntp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4" xml:id="id85" draw:id="id85" draw:layer="layout" svg:width="2.4cm" svg:height="0.4cm" svg:x="6.8cm" svg:y="6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cm" svg:y1="6.2cm" svg:x2="6.8cm" svg:y2="6.2cm" draw:start-shape="id84" draw:start-glue-point="1" draw:end-shape="id85" draw:end-glue-point="3" svg:d="M5200 6200h1600" svg:viewBox="0 0 1601 1">
          <text:p/>
        </draw:connector>
        <draw:custom-shape draw:style-name="gr50" draw:text-style-name="P14" xml:id="id87" draw:id="id87" draw:layer="layout" svg:width="2.4cm" svg:height="0.4cm" svg:x="6.8cm" svg:y="5.6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cm" svg:y1="5.8cm" svg:x2="6.8cm" svg:y2="5.8cm" draw:start-shape="id86" draw:start-glue-point="1" draw:end-shape="id87" draw:end-glue-point="3" svg:d="M5200 5800h1600" svg:viewBox="0 0 1601 1">
          <text:p/>
        </draw:connector>
        <draw:custom-shape draw:style-name="gr50" draw:text-style-name="P14" xml:id="id89" draw:id="id89" draw:layer="layout" svg:width="2.4cm" svg:height="0.4cm" svg:x="6.8cm" svg:y="6.4cm">
          <text:p text:style-name="P13"><text:span text:style-name="T1">&lt; Out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cm" svg:y1="6.6cm" svg:x2="6.8cm" svg:y2="6.6cm" draw:start-shape="id88" draw:start-glue-point="1" draw:end-shape="id89" draw:end-glue-point="3" svg:d="M5200 6600h1600" svg:viewBox="0 0 1601 1">
          <text:p/>
        </draw:connector>
        <draw:custom-shape draw:style-name="gr30" draw:text-style-name="P4" draw:layer="layout" svg:width="2.6cm" svg:height="0.4cm" svg:x="15.118cm" svg:y="6.399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51" draw:text-style-name="P2" draw:layer="layout" svg:width="7.6cm" svg:height="7.4cm" svg:x="3cm" svg:y="2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6.4cm" svg:height="0.444cm" svg:x="1.001cm" svg:y="1.023cm">
          <text:p text:style-name="P7"><text:span text:style-name="T2">Modnav Launcher, ver 2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xml:id="id94" draw:id="id94" draw:layer="layout" svg:width="5.6cm" svg:height="4.2cm" svg:x="5cm" svg:y="5.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4.8cm" svg:height="0.4cm" svg:x="5cm" svg:y="2.8cm">
          <text:p text:style-name="P3"><text:span text:style-name="T1">Controller : AvrMdl.VrController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xml:id="id90" draw:id="id90" draw:layer="layout" svg:width="4.6cm" svg:height="0.4cm" svg:x="6cm" svg:y="4.199cm">
          <text:p text:style-name="P17"><text:span text:style-name="T1">ModelViewUdp.MagOwnerLink</text:span>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4.8cm" svg:height="3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4.8cm" svg:height="0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2.526cm" svg:height="0.4cm" svg:x="20.8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2.526cm" svg:height="0.4cm" svg:x="20.8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8.8cm" svg:height="8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4.8cm" svg:height="0.4cm" svg:x="19cm" svg:y="3.6cm">
          <text:p text:style-name="P3"><text:span text:style-name="T1">Window : GVisComps.Window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xml:id="id91" draw:id="id91" draw:layer="layout" svg:width="4.6cm" svg:height="0.4cm" svg:x="18.6cm" svg:y="4.2cm">
          <text:p text:style-name="P13"><text:span text:style-name="T1">Scene.VBox.ModelView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3" draw:id="id93" draw:layer="layout" svg:width="0.8cm" svg:height="0.4cm" svg:x="18.6cm" svg:y="4.6cm">
          <text:p text:style-name="P13"><text:span text:style-name="T1">_$</text:span></text:p>
          <draw:enhanced-geometry svg:viewBox="0 0 21600 21600" draw:type="rectangle" draw:enhanced-path="M 0 0 L 21600 0 21600 21600 0 21600 0 0 Z N"/>
        </draw:custom-shape>
        <draw:connector draw:style-name="gr59" draw:text-style-name="P5" draw:layer="layout" svg:x1="10.6cm" svg:y1="4.399cm" svg:x2="18.6cm" svg:y2="4.4cm" draw:start-shape="id90" draw:start-glue-point="1" draw:end-shape="id91" draw:end-glue-point="3" svg:d="M10600 4399h4000v1h4000" svg:viewBox="0 0 8001 2">
          <text:p/>
        </draw:connector>
        <draw:custom-shape draw:style-name="gr54" draw:text-style-name="P18" xml:id="id92" draw:id="id92" draw:layer="layout" svg:width="4.6cm" svg:height="0.4cm" svg:x="6cm" svg:y="4.6cm">
          <text:p text:style-name="P17"><text:span text:style-name="T1">WindowEdp.MagOwnerLink</text:span></text:p>
          <draw:enhanced-geometry svg:viewBox="0 0 21600 21600" draw:type="rectangle" draw:enhanced-path="M 0 0 L 21600 0 21600 21600 0 21600 0 0 Z N"/>
        </draw:custom-shape>
        <draw:connector draw:style-name="gr59" draw:text-style-name="P5" draw:layer="layout" svg:x1="10.6cm" svg:y1="4.8cm" svg:x2="18.6cm" svg:y2="4.8cm" draw:start-shape="id92" draw:start-glue-point="1" draw:end-shape="id93" draw:end-glue-point="3" svg:d="M10600 4800h8000" svg:viewBox="0 0 8001 1">
          <text:p/>
        </draw:connector>
        <draw:connector draw:style-name="gr9" draw:text-style-name="P5" draw:layer="layout" svg:x1="10.6cm" svg:y1="7.7cm" svg:x2="18.6cm" svg:y2="7.7cm" draw:start-shape="id94" draw:start-glue-point="1" draw:end-shape="id95" draw:end-glue-point="3" svg:d="M10600 7700h8000" svg:viewBox="0 0 8001 1">
          <text:p/>
        </draw:connector>
        <draw:custom-shape draw:style-name="gr60" draw:text-style-name="P2" xml:id="id95" draw:id="id95" draw:layer="layout" svg:width="5.6cm" svg:height="4.2cm" svg:x="18.6cm" svg:y="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4cm" svg:height="3.2cm" svg:x="19cm" svg:y="6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19.399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8" draw:layer="layout" svg:width="2.6cm" svg:height="0.4cm" svg:x="19.399cm" svg:y="6.8cm">
          <text:p text:style-name="P17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62" draw:text-style-name="P18" draw:layer="layout" svg:width="2.6cm" svg:height="0.4cm" svg:x="19.399cm" svg:y="7.2cm">
          <text:p text:style-name="P17"><text:span text:style-name="T1">MutRm</text:span><text:span text:style-name="T1">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8" draw:layer="layout" svg:width="2.6cm" svg:height="0.4cm" svg:x="19.399cm" svg:y="7.6cm">
          <text:p text:style-name="P17"><text:span text:style-name="T1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" draw:layer="layout" svg:width="4cm" svg:height="0.4cm" svg:x="19cm" svg:y="5.6cm">
          <text:p text:style-name="P3"><text:span text:style-name="T1">VrvCp : </text:span><text:span text:style-name="T1">AvrMdl2.VrVie</text:span><text:span text:style-name="T1">w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8" draw:layer="layout" svg:width="2.6cm" svg:height="0.4cm" svg:x="19.399cm" svg:y="8cm">
          <text:p text:style-name="P17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4cm" svg:height="3.2cm" svg:x="6.2cm" svg:y="6.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2" draw:layer="layout" svg:width="1.599cm" svg:height="0.4cm" svg:x="8.601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3" draw:layer="layout" svg:width="2.6cm" svg:height="0.4cm" svg:x="7.2cm" svg:y="6.8cm">
          <text:p text:style-name="P17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2.6cm" svg:height="0.4cm" svg:x="7.2cm" svg:y="7.2cm">
          <text:p text:style-name="P17"><text:span text:style-name="T1">MutRm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3" draw:layer="layout" svg:width="2.6cm" svg:height="0.4cm" svg:x="7.2cm" svg:y="7.6cm">
          <text:p text:style-name="P17"><text:span text:style-name="T1">NodeSele</text:span><text:span text:style-name="T1">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2" draw:layer="layout" svg:width="3.2cm" svg:height="0.4cm" svg:x="6.8cm" svg:y="5.6cm">
          <text:p text:style-name="P3"><text:span text:style-name="T1">Ctrl</text:span><text:span text:style-name="T1">Cp : </text:span><text:span text:style-name="T1">VrC</text:span><text:span text:style-name="T1">ontr</text:span><text:span text:style-name="T1">oller</text:span><text:span text:style-name="T1">Cp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2.6cm" svg:height="0.4cm" svg:x="7.2cm" svg:y="8cm">
          <text:p text:style-name="P17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68" draw:text-style-name="P12" draw:layer="layout" svg:width="9.399cm" svg:height="0.444cm" svg:x="1.001cm" svg:y="1.023cm">
          <text:p text:style-name="P11"><text:span text:style-name="T3">AVR, ver 1 Controller – DRP with native 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4.3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69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2.4cm" svg:height="0.447cm" svg:x="29.2cm" svg:y="21.4cm">
          <text:p text:style-name="P24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6cm" svg:height="0.4cm" svg:x="29.2cm" svg:y="22cm">
          <text:p text:style-name="P24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" xml:id="id96" draw:id="id96" draw:layer="layout" svg:width="1.6cm" svg:height="1.281cm" draw:transform="rotate (1.5707963267949) translate (21.8cm 12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8cm" svg:y="10.6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1" draw:id="id101" draw:layer="layout" svg:width="0.8cm" svg:height="0.4cm" svg:x="21.8cm" svg:y="1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3" draw:id="id103" draw:layer="layout" svg:width="0.8cm" svg:height="0.4cm" svg:x="21.8cm" svg:y="11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3.081cm" svg:y1="11.401cm" svg:x2="23.4cm" svg:y2="11.4cm" draw:start-shape="id96" draw:start-glue-point="6" draw:end-shape="id97" draw:end-glue-point="3" svg:d="M23081 11401h160v-1h159" svg:viewBox="0 0 320 2">
          <text:p/>
        </draw:connector>
        <draw:custom-shape draw:style-name="gr17" draw:text-style-name="P1" xml:id="id100" draw:id="id100" draw:layer="layout" svg:width="1.201cm" svg:height="1.281cm" draw:transform="rotate (1.5707963267949) translate (19.4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6" draw:id="id156" draw:layer="layout" svg:width="0.8cm" svg:height="0.4cm" svg:x="19.4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9" draw:id="id99" draw:layer="layout" svg:width="0.8cm" svg:height="0.4cm" svg:x="19.4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74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5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77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06" draw:id="id106" draw:layer="layout" svg:width="1.2cm" svg:height="0.4cm" svg:x="17.4cm" svg:y="14.3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" xml:id="id143" draw:id="id143" draw:layer="layout" svg:width="2.2cm" svg:height="0.4cm" svg:x="4.2cm" svg:y="10.8cm">
          <text:p text:style-name="P3"><text:span text:style-name="T1">InpModelUr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8" draw:id="id98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cm -0.499cm" svg:x1="24.119cm" svg:y1="6.81cm" svg:x2="19.4cm" svg:y2="11cm" draw:start-shape="id98" draw:start-glue-point="1" draw:end-shape="id99" draw:end-glue-point="3" svg:d="M24119 6810h501v2195h-6220v1995h1000" svg:viewBox="0 0 6221 4191">
          <text:p/>
        </draw:connector>
        <draw:connector draw:style-name="gr9" draw:text-style-name="P5" draw:layer="layout" svg:x1="20.681cm" svg:y1="10.601cm" svg:x2="21.8cm" svg:y2="11.2cm" draw:start-shape="id100" draw:start-glue-point="6" draw:end-shape="id101" draw:end-glue-point="3" svg:d="M20681 10601h560v599h559" svg:viewBox="0 0 1120 600">
          <text:p/>
        </draw:connector>
        <draw:custom-shape draw:style-name="gr81" draw:text-style-name="P4" xml:id="id153" draw:id="id153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0.6cm" svg:y1="12.401cm" svg:x2="21.8cm" svg:y2="11.6cm" draw:start-shape="id102" draw:start-glue-point="6" draw:end-shape="id103" draw:end-glue-point="3" svg:d="M20600 12401h601v-801h599" svg:viewBox="0 0 1201 802">
          <text:p/>
        </draw:connector>
        <draw:custom-shape draw:style-name="gr12" draw:text-style-name="P4" xml:id="id105" draw:id="id105" draw:layer="layout" svg:width="0.8cm" svg:height="0.4cm" svg:x="21.8cm" svg:y="11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04" draw:id="id104" draw:layer="layout" svg:width="1.201cm" svg:height="1.281cm" draw:transform="rotate (1.5707963267949) translate (19.4cm 14.7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3.50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7" draw:id="id157" draw:layer="layout" svg:width="0.8cm" svg:height="0.4cm" svg:x="19.4cm" svg:y="13.9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7" draw:id="id107" draw:layer="layout" svg:width="0.8cm" svg:height="0.4cm" svg:x="19.4cm" svg:y="14.3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3cm" svg:x1="20.681cm" svg:y1="14.111cm" svg:x2="21.8cm" svg:y2="12cm" draw:start-shape="id104" draw:start-glue-point="6" draw:end-shape="id105" draw:end-glue-point="3" svg:d="M20681 14111h860v-2111h259" svg:viewBox="0 0 1120 2112">
          <text:p/>
        </draw:connector>
        <draw:connector draw:style-name="gr9" draw:text-style-name="P5" draw:layer="layout" svg:x1="18.6cm" svg:y1="14.509cm" svg:x2="19.4cm" svg:y2="14.51cm" draw:start-shape="id106" draw:start-glue-point="1" draw:end-shape="id107" draw:end-glue-point="3" svg:d="M18600 14509h400v1h400" svg:viewBox="0 0 801 2">
          <text:p/>
        </draw:connector>
        <draw:custom-shape draw:style-name="gr82" draw:text-style-name="P10" xml:id="id108" draw:id="id108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0" draw:id="id110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2" draw:id="id112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1" draw:id="id131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08" draw:start-glue-point="6" draw:end-shape="id98" draw:end-glue-point="3" svg:d="M21200 6806h460v4h459" svg:viewBox="0 0 920 5">
          <text:p/>
        </draw:connector>
        <draw:custom-shape draw:style-name="gr81" draw:text-style-name="P18" xml:id="id109" draw:id="id109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09" draw:start-glue-point="1" draw:end-shape="id110" draw:end-glue-point="3" svg:d="M6400 12597h5541v-5197h7178" svg:viewBox="0 0 12720 5198">
          <text:p/>
        </draw:connector>
        <draw:custom-shape draw:style-name="gr15" draw:text-style-name="P10" xml:id="id111" draw:id="id111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4" draw:id="id114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9" draw:id="id119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9" draw:id="id129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11" draw:start-glue-point="6" draw:end-shape="id112" draw:end-glue-point="3" svg:d="M18000 4609h560v1996h559" svg:viewBox="0 0 1120 1997">
          <text:p/>
        </draw:connector>
        <draw:custom-shape draw:style-name="gr17" draw:text-style-name="P1" xml:id="id113" draw:id="id113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6" draw:id="id116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7" draw:id="id117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13" draw:start-glue-point="6" draw:end-shape="id114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15" draw:id="id115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15" draw:start-glue-point="1" draw:end-shape="id116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17" draw:start-glue-point="3" draw:end-shape="id98" draw:end-glue-point="1" svg:d="M13119 6205h-501v2195h12002v-1590h-501" svg:viewBox="0 0 12003 2196">
          <text:p/>
        </draw:connector>
        <draw:custom-shape draw:style-name="gr15" draw:text-style-name="P10" xml:id="id118" draw:id="id118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5" draw:id="id125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1" draw:id="id121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26" draw:id="id126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18" draw:start-glue-point="6" draw:end-shape="id119" draw:end-glue-point="3" svg:d="M14400 3000h701v1409h699" svg:viewBox="0 0 1401 1410">
          <text:p/>
        </draw:connector>
        <draw:custom-shape draw:style-name="gr81" draw:text-style-name="P18" xml:id="id120" draw:id="id120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20" draw:start-glue-point="1" draw:end-shape="id121" draw:end-glue-point="3" svg:d="M6400 12200h900v-9400h4900" svg:viewBox="0 0 5801 9401">
          <text:p/>
        </draw:connector>
        <draw:custom-shape draw:style-name="gr17" draw:text-style-name="P1" xml:id="id124" draw:id="id124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3" draw:id="id123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7" draw:id="id127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22" draw:id="id122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22" draw:start-glue-point="1" draw:end-shape="id123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24" draw:start-glue-point="6" draw:end-shape="id125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126" draw:start-glue-point="3" draw:end-shape="id98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20" draw:start-glue-point="1" draw:end-shape="id127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130" draw:id="id130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128" draw:start-glue-point="1" draw:end-shape="id129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130" draw:start-glue-point="1" draw:end-shape="id131" draw:end-glue-point="3" svg:d="M17400 7000h860v5h859" svg:viewBox="0 0 1720 6">
          <text:p/>
        </draw:connector>
        <draw:custom-shape draw:style-name="gr83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xml:id="id128" draw:id="id128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xml:id="id97" draw:id="id97" draw:layer="layout" svg:width="2cm" svg:height="0.8cm" svg:x="23.4cm" svg:y="1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3.8cm" svg:y="11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3.8cm" svg:y="1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3.8cm" svg:y="1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86" draw:text-style-name="P18" xml:id="id132" draw:id="id132" draw:layer="layout" svg:width="2cm" svg:height="0.4cm" svg:x="4.4cm" svg:y="14cm">
          <text:p text:style-name="P17"><text:span text:style-name="T1">DrpCrea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.2cm" svg:x2="9.599cm" svg:y2="17cm" draw:start-shape="id132" draw:start-glue-point="1" draw:end-shape="id133" draw:end-glue-point="3" svg:d="M6400 14200h1600v2800h1599" svg:viewBox="0 0 3200 2801">
          <text:p/>
        </draw:connector>
        <draw:custom-shape draw:style-name="gr15" draw:text-style-name="P10" xml:id="id158" draw:id="id158" draw:layer="layout" svg:width="1.6cm" svg:height="2.2cm" draw:transform="rotate (1.5707963267949) translate (19.2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2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0" draw:id="id140" draw:layer="layout" svg:width="0.954cm" svg:height="0.4cm" svg:x="19.2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5" draw:id="id135" draw:layer="layout" svg:width="0.954cm" svg:height="0.4cm" svg:x="19.2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7" draw:id="id137" draw:layer="layout" svg:width="0.954cm" svg:height="0.4cm" svg:x="19.2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34" draw:id="id134" draw:layer="layout" svg:width="1.2cm" svg:height="0.4cm" svg:x="17.4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6.6cm" svg:x2="19.2cm" svg:y2="16.6cm" draw:start-shape="id134" draw:start-glue-point="1" draw:end-shape="id135" draw:end-glue-point="3" svg:d="M18600 16600h600" svg:viewBox="0 0 601 1">
          <text:p/>
        </draw:connector>
        <draw:connector draw:style-name="gr9" draw:text-style-name="P5" draw:layer="layout" svg:x1="17.2cm" svg:y1="17cm" svg:x2="19.2cm" svg:y2="17cm" draw:start-shape="id136" draw:start-glue-point="7" draw:end-shape="id137" draw:end-glue-point="3" svg:d="M17200 17000h2000" svg:viewBox="0 0 2001 1">
          <text:p/>
        </draw:connector>
        <draw:custom-shape draw:style-name="gr87" draw:text-style-name="P28" xml:id="id136" draw:id="id136" draw:layer="layout" svg:width="1.4cm" svg:height="0.4cm" svg:x="15.8cm" svg:y="16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138" draw:id="id138" draw:layer="layout" svg:width="1.4cm" svg:height="0.4cm" svg:x="25.4cm" svg:y="6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98" draw:start-glue-point="1" draw:end-shape="id138" draw:end-glue-point="5" svg:d="M24119 6810h641v-10h640" svg:viewBox="0 0 1282 11">
          <text:p/>
        </draw:connector>
        <draw:custom-shape draw:style-name="gr85" draw:text-style-name="P26" xml:id="id139" draw:id="id139" draw:layer="layout" svg:width="2cm" svg:height="0.8cm" svg:x="15.4cm" svg:y="17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5.8cm" svg:y="1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5.8cm" svg:y="17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5.8cm" svg:y="17.6cm">
          <text:p text:style-name="P3"><text:span text:style-name="T1">DelayMd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7.4cm" svg:y1="18cm" svg:x2="19.2cm" svg:y2="17.395cm" draw:start-shape="id139" draw:start-glue-point="1" draw:end-shape="id140" draw:end-glue-point="3" svg:d="M17400 18000h900v-605h900" svg:viewBox="0 0 1801 606">
          <text:p/>
        </draw:connector>
        <draw:connector draw:style-name="gr9" draw:text-style-name="P5" draw:layer="layout" svg:x1="14.479cm" svg:y1="18cm" svg:x2="15.4cm" svg:y2="18cm" draw:start-shape="id141" draw:start-glue-point="1" draw:end-shape="id139" draw:end-glue-point="3" svg:d="M14479 18000h921" svg:viewBox="0 0 922 1">
          <text:p/>
        </draw:connector>
        <draw:connector draw:style-name="gr9" draw:text-style-name="P5" draw:layer="layout" svg:x1="10.799cm" svg:y1="17cm" svg:x2="13.2cm" svg:y2="18cm" draw:start-shape="id142" draw:start-glue-point="6" draw:end-shape="id141" draw:end-glue-point="3" svg:d="M10799 17000h1201v1000h1200" svg:viewBox="0 0 2402 1001">
          <text:p/>
        </draw:connector>
        <draw:custom-shape draw:style-name="gr88" draw:text-style-name="P26" xml:id="id141" draw:id="id141" draw:layer="layout" svg:width="1.279cm" svg:height="0.8cm" svg:x="13.2cm" svg:y="17.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0.958cm" svg:height="0.4cm" svg:x="13.8cm" svg:y="1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0.958cm" svg:height="0.4cm" svg:x="13.8cm" svg:y="17.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0.958cm" svg:height="0.4cm" svg:x="13.4cm" svg:y="17.6cm">
          <text:p text:style-name="P3"><text:span text:style-name="T1">Pulse</text:span></text:p>
          <draw:enhanced-geometry svg:viewBox="0 0 21600 21600" draw:type="rectangle" draw:enhanced-path="M 0 0 L 21600 0 21600 21600 0 21600 0 0 Z N"/>
        </draw:custom-shape>
        <draw:custom-shape draw:style-name="gr87" draw:text-style-name="P28" draw:layer="layout" svg:width="1.4cm" svg:height="0.4cm" svg:x="15.801cm" svg:y="16.8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8.201cm" svg:y2="11cm" draw:start-shape="id143" draw:start-glue-point="1" draw:end-shape="id144" draw:end-glue-point="5" svg:d="M6400 11000h1801" svg:viewBox="0 0 1802 1">
          <text:p/>
        </draw:connector>
        <draw:custom-shape draw:style-name="gr90" draw:text-style-name="P1" xml:id="id142" draw:id="id142" draw:layer="layout" svg:width="1.201cm" svg:height="1.2cm" draw:transform="rotate (1.5707963267949) translate (9.599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599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3" draw:id="id133" draw:layer="layout" svg:width="0.8cm" svg:height="0.4cm" svg:x="9.599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6" draw:id="id146" draw:layer="layout" svg:width="0.8cm" svg:height="0.4cm" svg:x="9.599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5" draw:id="id145" draw:layer="layout" svg:width="1.2cm" svg:height="0.4cm" svg:x="7.8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cm" svg:y1="17.4cm" svg:x2="9.599cm" svg:y2="17.4cm" draw:start-shape="id145" draw:start-glue-point="1" draw:end-shape="id146" draw:end-glue-point="3" svg:d="M9000 17400h599" svg:viewBox="0 0 600 1">
          <text:p/>
        </draw:connector>
        <draw:custom-shape draw:style-name="gr90" draw:text-style-name="P1" xml:id="id160" draw:id="id160" draw:layer="layout" svg:width="1.201cm" svg:height="1.2cm" draw:transform="rotate (1.5707963267949) translate (9.6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6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9.6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8" draw:id="id148" draw:layer="layout" svg:width="0.8cm" svg:height="0.4cm" svg:x="9.6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01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7" draw:id="id147" draw:layer="layout" svg:width="1.2cm" svg:height="0.4cm" svg:x="7.801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001cm" svg:y1="17.4cm" svg:x2="9.6cm" svg:y2="17.4cm" draw:start-shape="id147" draw:start-glue-point="1" draw:end-shape="id148" draw:end-glue-point="3" svg:d="M9001 17400h599" svg:viewBox="0 0 600 1">
          <text:p/>
        </draw:connector>
        <draw:custom-shape draw:style-name="gr90" draw:text-style-name="P1" draw:layer="layout" svg:width="1.201cm" svg:height="1.2cm" draw:transform="rotate (1.5707963267949) translate (19.399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399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9.399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0" draw:id="id150" draw:layer="layout" svg:width="0.8cm" svg:height="0.4cm" svg:x="19.399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399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9" draw:id="id149" draw:layer="layout" svg:width="1.2cm" svg:height="0.4cm" svg:x="17.399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599cm" svg:y1="12.801cm" svg:x2="19.399cm" svg:y2="12.801cm" draw:start-shape="id149" draw:start-glue-point="1" draw:end-shape="id150" draw:end-glue-point="3" svg:d="M18599 12801h800" svg:viewBox="0 0 801 1">
          <text:p/>
        </draw:connector>
        <draw:custom-shape draw:style-name="gr90" draw:text-style-name="P1" xml:id="id102" draw:id="id102" draw:layer="layout" svg:width="1.201cm" svg:height="1.2cm" draw:transform="rotate (1.5707963267949) translate (19.4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4" draw:id="id154" draw:layer="layout" svg:width="0.8cm" svg:height="0.4cm" svg:x="19.4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2" draw:id="id152" draw:layer="layout" svg:width="0.8cm" svg:height="0.4cm" svg:x="19.4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51" draw:id="id151" draw:layer="layout" svg:width="1.2cm" svg:height="0.4cm" svg:x="17.4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2.801cm" svg:x2="19.4cm" svg:y2="12.801cm" draw:start-shape="id151" draw:start-glue-point="1" draw:end-shape="id152" draw:end-glue-point="3" svg:d="M18600 12801h800" svg:viewBox="0 0 801 1">
          <text:p/>
        </draw:connector>
        <draw:connector draw:style-name="gr9" draw:text-style-name="P5" draw:layer="layout" svg:x1="6.4cm" svg:y1="13cm" svg:x2="19.4cm" svg:y2="12.401cm" draw:start-shape="id153" draw:start-glue-point="1" draw:end-shape="id154" draw:end-glue-point="3" svg:d="M6400 13000h6500v-599h6500" svg:viewBox="0 0 13001 600">
          <text:p/>
        </draw:connector>
        <draw:custom-shape draw:style-name="gr78" draw:text-style-name="P4" xml:id="id155" draw:id="id155" draw:layer="layout" svg:width="2.2cm" svg:height="0.4cm" svg:x="4.2cm" svg:y="11.2cm">
          <text:p text:style-name="P3"><text:span text:style-name="T1">Out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2.9cm" svg:x1="6.4cm" svg:y1="11.4cm" svg:x2="19.4cm" svg:y2="10.6cm" draw:start-shape="id155" draw:start-glue-point="1" draw:end-shape="id156" draw:end-glue-point="3" svg:d="M6400 11400h9400v-800h3600" svg:viewBox="0 0 13001 801">
          <text:p/>
        </draw:connector>
        <draw:connector draw:style-name="gr9" draw:text-style-name="P5" draw:layer="layout" draw:line-skew="2.9cm" svg:x1="6.4cm" svg:y1="11.4cm" svg:x2="19.4cm" svg:y2="14.11cm" draw:start-shape="id155" draw:start-glue-point="1" draw:end-shape="id157" draw:end-glue-point="3" svg:d="M6400 11400h9400v2710h3600" svg:viewBox="0 0 13001 2711">
          <text:p/>
        </draw:connector>
        <draw:connector draw:style-name="gr9" draw:text-style-name="P5" draw:layer="layout" svg:x1="21.4cm" svg:y1="16.8cm" svg:x2="22.401cm" svg:y2="16.8cm" draw:start-shape="id158" draw:start-glue-point="6" draw:end-shape="id159" draw:end-glue-point="5" svg:d="M21400 16800h1001" svg:viewBox="0 0 1002 1">
          <text:p/>
        </draw:connector>
        <draw:custom-shape draw:style-name="gr87" draw:text-style-name="P28" draw:layer="layout" svg:width="1.4cm" svg:height="0.4cm" svg:x="22.4cm" svg:y="16.5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1" draw:text-style-name="P28" xml:id="id159" draw:id="id159" draw:layer="layout" svg:width="1.999cm" svg:height="0.4cm" svg:x="22.401cm" svg:y="16.6cm">
          <text:p text:style-name="P27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draw:layer="layout" svg:width="1.4cm" svg:height="0.4cm" svg:x="8.2cm" svg:y="10.7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1" draw:text-style-name="P28" xml:id="id144" draw:id="id144" draw:layer="layout" svg:width="1.999cm" svg:height="0.4cm" svg:x="8.201cm" svg:y="10.8cm">
          <text:p text:style-name="P27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9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5.8cm" svg:y="1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xml:id="id166" draw:id="id166" draw:layer="layout" svg:width="3cm" svg:height="0.4cm" svg:x="3.4cm" svg:y="13.6cm">
          <text:p text:style-name="P17"><text:span text:style-name="T1">MutAddWidget &l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67" draw:id="id167" draw:layer="layout" svg:width="1.6cm" svg:height="2.2cm" draw:transform="rotate (1.5707963267949) translate (12.602cm 1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667cm" svg:y="14.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1" draw:id="id161" draw:layer="layout" svg:width="0.954cm" svg:height="0.4cm" svg:x="12.602cm" svg:y="15.5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5" draw:id="id165" draw:layer="layout" svg:width="0.954cm" svg:height="0.4cm" svg:x="12.602cm" svg:y="14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3" draw:id="id163" draw:layer="layout" svg:width="0.954cm" svg:height="0.4cm" svg:x="12.602cm" svg:y="15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8cm" svg:y1="17cm" svg:x2="12.602cm" svg:y2="15.795cm" draw:start-shape="id160" draw:start-glue-point="6" draw:end-shape="id161" draw:end-glue-point="3" svg:d="M10800 17000h902v-1205h900" svg:viewBox="0 0 1803 1206">
          <text:p/>
        </draw:connector>
        <draw:custom-shape draw:style-name="gr92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4" draw:layer="layout" svg:width="2.398cm" svg:height="0.4cm" svg:x="8.604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4" xml:id="id162" draw:id="id162" draw:layer="layout" svg:width="2.398cm" svg:height="0.4cm" svg:x="8.604cm" svg:y="15.2cm">
          <text:p text:style-name="P3"><text:span text:style-name="T1">MUT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5.4cm" svg:x2="12.602cm" svg:y2="15.4cm" draw:start-shape="id162" draw:start-glue-point="1" draw:end-shape="id163" draw:end-glue-point="3" svg:d="M11002 15400h1600" svg:viewBox="0 0 1601 1">
          <text:p/>
        </draw:connector>
        <draw:custom-shape draw:style-name="gr92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4" draw:layer="layout" svg:width="2.398cm" svg:height="0.4cm" svg:x="8.604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4" xml:id="id164" draw:id="id164" draw:layer="layout" svg:width="2.398cm" svg:height="0.4cm" svg:x="8.604cm" svg:y="14.51cm">
          <text:p text:style-name="P3"><text:span text:style-name="T1">MUT Node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4.71cm" svg:x2="12.602cm" svg:y2="15cm" draw:start-shape="id164" draw:start-glue-point="1" draw:end-shape="id165" draw:end-glue-point="3" svg:d="M11002 14710h800v290h800" svg:viewBox="0 0 1601 291">
          <text:p/>
        </draw:connector>
        <draw:connector draw:style-name="gr9" draw:text-style-name="P5" draw:layer="layout" svg:x1="6.4cm" svg:y1="13.8cm" svg:x2="14.802cm" svg:y2="15.2cm" draw:start-shape="id166" draw:start-glue-point="1" draw:end-shape="id167" draw:end-glue-point="6" svg:d="M6400 13800h8904v1400h-502" svg:viewBox="0 0 8905 1401">
          <text:p/>
        </draw:connector>
      </draw:page>
      <draw:page draw:name="page6" draw:style-name="dp1" draw:master-page-name="Default">
        <draw:custom-shape draw:style-name="gr94" draw:text-style-name="P12" draw:layer="layout" svg:width="8.399cm" svg:height="0.444cm" svg:x="1.001cm" svg:y="1.023cm">
          <text:p text:style-name="P11"><text:span text:style-name="T3">AVR, ver 2 Controller – DRP is DES base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2cm" svg:y="12.8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69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5" draw:layer="layout" svg:width="2.4cm" svg:height="0.447cm" svg:x="29.2cm" svg:y="21.4cm">
          <text:p text:style-name="P24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96" draw:text-style-name="P25" draw:layer="layout" svg:width="2.6cm" svg:height="0.4cm" svg:x="29.2cm" svg:y="22cm">
          <text:p text:style-name="P24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" xml:id="id168" draw:id="id168" draw:layer="layout" svg:width="1.6cm" svg:height="1.281cm" draw:transform="rotate (1.5707963267949) translate (21.2cm 12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2cm" svg:y="10.6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5" draw:id="id175" draw:layer="layout" svg:width="0.8cm" svg:height="0.4cm" svg:x="21.2cm" svg:y="11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9" draw:id="id179" draw:layer="layout" svg:width="0.8cm" svg:height="0.4cm" svg:x="21.2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481cm" svg:y1="11.402cm" svg:x2="22.8cm" svg:y2="11.401cm" draw:start-shape="id168" draw:start-glue-point="6" draw:end-shape="id169" draw:end-glue-point="3" svg:d="M22481 11402h160v-1h159" svg:viewBox="0 0 320 2">
          <text:p/>
        </draw:connector>
        <draw:custom-shape draw:style-name="gr17" draw:text-style-name="P1" xml:id="id174" draw:id="id174" draw:layer="layout" svg:width="1.201cm" svg:height="1.281cm" draw:transform="rotate (1.5707963267949) translate (19.2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1" draw:id="id171" draw:layer="layout" svg:width="0.8cm" svg:height="0.4cm" svg:x="19.2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3" draw:id="id173" draw:layer="layout" svg:width="0.8cm" svg:height="0.4cm" svg:x="19.2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74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5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82" draw:id="id182" draw:layer="layout" svg:width="1.2cm" svg:height="0.4cm" svg:x="17.2cm" svg:y="12.8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" xml:id="id218" draw:id="id218" draw:layer="layout" svg:width="2.4cm" svg:height="0.4cm" svg:x="4cm" svg:y="10.8cm">
          <text:p text:style-name="P3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1.4cm" svg:x2="19.2cm" svg:y2="10.6cm" draw:start-shape="id170" draw:start-glue-point="1" draw:end-shape="id171" draw:end-glue-point="3" svg:d="M6400 11400h6400v-800h6400" svg:viewBox="0 0 12801 801">
          <text:p/>
        </draw:connector>
        <draw:custom-shape draw:style-name="gr4" draw:text-style-name="P2" xml:id="id172" draw:id="id172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119cm" svg:y1="6.81cm" svg:x2="19.2cm" svg:y2="11cm" draw:start-shape="id172" draw:start-glue-point="1" draw:end-shape="id173" draw:end-glue-point="3" svg:d="M24119 6810h501v2195h-5921v1995h501" svg:viewBox="0 0 5922 4191">
          <text:p/>
        </draw:connector>
        <draw:connector draw:style-name="gr9" draw:text-style-name="P5" draw:layer="layout" svg:x1="20.481cm" svg:y1="10.601cm" svg:x2="21.2cm" svg:y2="11.201cm" draw:start-shape="id174" draw:start-glue-point="6" draw:end-shape="id175" draw:end-glue-point="3" svg:d="M20481 10601h360v600h359" svg:viewBox="0 0 720 601">
          <text:p/>
        </draw:connector>
        <draw:custom-shape draw:style-name="gr81" draw:text-style-name="P4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7.402cm" svg:y1="16.802cm" svg:x2="26.599cm" svg:y2="16.8cm" draw:start-shape="id176" draw:start-glue-point="5" draw:end-shape="id177" draw:end-glue-point="1" svg:d="M27402 16802h-402v-2h-401" svg:viewBox="0 0 804 3">
          <text:p/>
        </draw:connector>
        <draw:connector draw:style-name="gr9" draw:text-style-name="P5" draw:layer="layout" draw:line-skew="-1.4cm" svg:x1="15.2cm" svg:y1="16.8cm" svg:x2="21.2cm" svg:y2="11.601cm" draw:start-shape="id178" draw:start-glue-point="1" draw:end-shape="id179" draw:end-glue-point="3" svg:d="M15200 16800h1600v-5199h4400" svg:viewBox="0 0 6001 5200">
          <text:p/>
        </draw:connector>
        <draw:custom-shape draw:style-name="gr12" draw:text-style-name="P4" xml:id="id181" draw:id="id181" draw:layer="layout" svg:width="0.8cm" svg:height="0.4cm" svg:x="21.2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80" draw:id="id180" draw:layer="layout" svg:width="1.201cm" svg:height="1.281cm" draw:transform="rotate (1.5707963267949) translate (19.2cm 13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12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4" draw:id="id184" draw:layer="layout" svg:width="0.8cm" svg:height="0.4cm" svg:x="19.2cm" svg:y="12.4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3" draw:id="id183" draw:layer="layout" svg:width="0.8cm" svg:height="0.4cm" svg:x="19.2cm" svg:y="12.8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481cm" svg:y1="12.602cm" svg:x2="21.2cm" svg:y2="12.001cm" draw:start-shape="id180" draw:start-glue-point="6" draw:end-shape="id181" draw:end-glue-point="3" svg:d="M20481 12602h419v-601h300" svg:viewBox="0 0 720 602">
          <text:p/>
        </draw:connector>
        <draw:connector draw:style-name="gr9" draw:text-style-name="P5" draw:layer="layout" svg:x1="18.4cm" svg:y1="13cm" svg:x2="19.2cm" svg:y2="13.001cm" draw:start-shape="id182" draw:start-glue-point="1" draw:end-shape="id183" draw:end-glue-point="3" svg:d="M18400 13000h400v1h400" svg:viewBox="0 0 801 2">
          <text:p/>
        </draw:connector>
        <draw:connector draw:style-name="gr9" draw:text-style-name="P5" draw:layer="layout" svg:x1="6.4cm" svg:y1="11.4cm" svg:x2="19.2cm" svg:y2="12.601cm" draw:start-shape="id170" draw:start-glue-point="1" draw:end-shape="id184" draw:end-glue-point="3" svg:d="M6400 11400h6400v1201h6400" svg:viewBox="0 0 12801 1202">
          <text:p/>
        </draw:connector>
        <draw:custom-shape draw:style-name="gr82" draw:text-style-name="P10" xml:id="id185" draw:id="id185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7" draw:id="id187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9" draw:id="id189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8" draw:id="id208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85" draw:start-glue-point="6" draw:end-shape="id172" draw:end-glue-point="3" svg:d="M21200 6806h460v4h459" svg:viewBox="0 0 920 5">
          <text:p/>
        </draw:connector>
        <draw:custom-shape draw:style-name="gr81" draw:text-style-name="P18" xml:id="id186" draw:id="id186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86" draw:start-glue-point="1" draw:end-shape="id187" draw:end-glue-point="3" svg:d="M6400 12597h5541v-5197h7178" svg:viewBox="0 0 12720 5198">
          <text:p/>
        </draw:connector>
        <draw:custom-shape draw:style-name="gr15" draw:text-style-name="P10" xml:id="id188" draw:id="id188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1" draw:id="id191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6" draw:id="id196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6" draw:id="id206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88" draw:start-glue-point="6" draw:end-shape="id189" draw:end-glue-point="3" svg:d="M18000 4609h560v1996h559" svg:viewBox="0 0 1120 1997">
          <text:p/>
        </draw:connector>
        <draw:custom-shape draw:style-name="gr17" draw:text-style-name="P1" xml:id="id190" draw:id="id190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3" draw:id="id193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4" draw:id="id194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90" draw:start-glue-point="6" draw:end-shape="id191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92" draw:id="id192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92" draw:start-glue-point="1" draw:end-shape="id193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94" draw:start-glue-point="3" draw:end-shape="id172" draw:end-glue-point="1" svg:d="M13119 6205h-501v2195h12002v-1590h-501" svg:viewBox="0 0 12003 2196">
          <text:p/>
        </draw:connector>
        <draw:custom-shape draw:style-name="gr15" draw:text-style-name="P10" xml:id="id195" draw:id="id195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2" draw:id="id202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8" draw:id="id198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03" draw:id="id203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95" draw:start-glue-point="6" draw:end-shape="id196" draw:end-glue-point="3" svg:d="M14400 3000h701v1409h699" svg:viewBox="0 0 1401 1410">
          <text:p/>
        </draw:connector>
        <draw:custom-shape draw:style-name="gr81" draw:text-style-name="P18" xml:id="id197" draw:id="id197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97" draw:start-glue-point="1" draw:end-shape="id198" draw:end-glue-point="3" svg:d="M6400 12200h900v-9400h4900" svg:viewBox="0 0 5801 9401">
          <text:p/>
        </draw:connector>
        <draw:custom-shape draw:style-name="gr17" draw:text-style-name="P1" xml:id="id201" draw:id="id201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0" draw:id="id200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4" draw:id="id204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99" draw:id="id199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99" draw:start-glue-point="1" draw:end-shape="id200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201" draw:start-glue-point="6" draw:end-shape="id202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203" draw:start-glue-point="3" draw:end-shape="id172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97" draw:start-glue-point="1" draw:end-shape="id204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07" draw:id="id207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205" draw:start-glue-point="1" draw:end-shape="id206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207" draw:start-glue-point="1" draw:end-shape="id208" draw:end-glue-point="3" svg:d="M17400 7000h860v5h859" svg:viewBox="0 0 1720 6">
          <text:p/>
        </draw:connector>
        <draw:custom-shape draw:style-name="gr83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xml:id="id205" draw:id="id205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xml:id="id169" draw:id="id169" draw:layer="layout" svg:width="2cm" svg:height="0.8cm" svg:x="22.8cm" svg:y="11.00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3.2cm" svg:y="11.401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3.2cm" svg:y="11.00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3.2cm" svg:y="11.00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56" draw:text-style-name="P14" draw:layer="layout" svg:width="4.8cm" svg:height="0.4cm" svg:x="1.6cm" svg:y="13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0" draw:text-style-name="P4" xml:id="id209" draw:id="id209" draw:layer="layout" svg:width="4.6cm" svg:height="0.4cm" svg:x="1.8cm" svg:y="13.8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101" draw:text-style-name="P16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102" draw:text-style-name="P18" xml:id="id178" draw:id="id178" draw:layer="layout" svg:width="1.2cm" svg:height="0.4cm" svg:x="14cm" svg:y="16.6cm">
          <text:p text:style-name="P17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cm" svg:x2="11.2cm" svg:y2="16.2cm" draw:start-shape="id209" draw:start-glue-point="1" draw:end-shape="id210" draw:end-glue-point="3" svg:d="M6400 14000h2400v2200h2400" svg:viewBox="0 0 4801 2201">
          <text:p/>
        </draw:connector>
        <draw:custom-shape draw:style-name="gr15" draw:text-style-name="P10" xml:id="id217" draw:id="id217" draw:layer="layout" svg:width="1.6cm" svg:height="2.2cm" draw:transform="rotate (1.5707963267949) translate (22.4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2.4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6" draw:id="id216" draw:layer="layout" svg:width="0.954cm" svg:height="0.4cm" svg:x="22.4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2" draw:id="id212" draw:layer="layout" svg:width="0.954cm" svg:height="0.4cm" svg:x="22.4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4" draw:id="id214" draw:layer="layout" svg:width="0.954cm" svg:height="0.4cm" svg:x="22.4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20.6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11" draw:id="id211" draw:layer="layout" svg:width="1.2cm" svg:height="0.4cm" svg:x="20.6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1.8cm" svg:y1="16.6cm" svg:x2="22.4cm" svg:y2="16.6cm" draw:start-shape="id211" draw:start-glue-point="1" draw:end-shape="id212" draw:end-glue-point="3" svg:d="M21800 16600h600" svg:viewBox="0 0 601 1">
          <text:p/>
        </draw:connector>
        <draw:connector draw:style-name="gr9" draw:text-style-name="P5" draw:layer="layout" svg:x1="20.4cm" svg:y1="17cm" svg:x2="22.4cm" svg:y2="17cm" draw:start-shape="id213" draw:start-glue-point="7" draw:end-shape="id214" draw:end-glue-point="3" svg:d="M20400 17000h2000" svg:viewBox="0 0 2001 1">
          <text:p/>
        </draw:connector>
        <draw:custom-shape draw:style-name="gr87" draw:text-style-name="P28" xml:id="id213" draw:id="id213" draw:layer="layout" svg:width="1.4cm" svg:height="0.4cm" svg:x="19cm" svg:y="16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215" draw:id="id215" draw:layer="layout" svg:width="1.4cm" svg:height="0.4cm" svg:x="25.4cm" svg:y="6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72" draw:start-glue-point="1" draw:end-shape="id215" draw:end-glue-point="5" svg:d="M24119 6810h641v-10h640" svg:viewBox="0 0 1282 11">
          <text:p/>
        </draw:connector>
        <draw:connector draw:style-name="gr9" draw:text-style-name="P5" draw:layer="layout" draw:line-skew="-1.1cm" svg:x1="15.2cm" svg:y1="16.8cm" svg:x2="22.4cm" svg:y2="17.395cm" draw:start-shape="id178" draw:start-glue-point="1" draw:end-shape="id216" draw:end-glue-point="3" svg:d="M15200 16800h2500v595h4700" svg:viewBox="0 0 7201 596">
          <text:p/>
        </draw:connector>
        <draw:custom-shape draw:style-name="gr103" draw:text-style-name="P26" xml:id="id177" draw:id="id177" draw:layer="layout" svg:width="1.599cm" svg:height="0.8cm" svg:x="25cm" svg:y="16.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5.201cm" svg:y="16.8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5.4cm" svg:y="16.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5.201cm" svg:y="16.4cm">
          <text:p text:style-name="P3"><text:span text:style-name="T1">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6cm" svg:y1="16.8cm" svg:x2="25cm" svg:y2="16.8cm" draw:start-shape="id217" draw:start-glue-point="6" draw:end-shape="id177" draw:end-glue-point="3" svg:d="M24600 16800h400" svg:viewBox="0 0 401 1">
          <text:p/>
        </draw:connector>
        <draw:custom-shape draw:style-name="gr87" draw:text-style-name="P28" draw:layer="layout" svg:width="1.4cm" svg:height="0.4cm" svg:x="19.001cm" svg:y="16.8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draw:layer="layout" svg:width="1.4cm" svg:height="0.4cm" svg:x="27.401cm" svg:y="16.6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176" draw:id="id176" draw:layer="layout" svg:width="1.4cm" svg:height="0.4cm" svg:x="27.402cm" svg:y="16.602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draw:layer="layout" svg:width="1.4cm" svg:height="0.4cm" svg:x="7.8cm" svg:y="10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219" draw:id="id219" draw:layer="layout" svg:width="1.4cm" svg:height="0.4cm" svg:x="7.801cm" svg:y="10.801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218" draw:start-glue-point="1" draw:end-shape="id219" draw:end-glue-point="5" svg:d="M6400 11000h701v1h700" svg:viewBox="0 0 1402 2">
          <text:p/>
        </draw:connector>
        <draw:custom-shape draw:style-name="gr104" draw:text-style-name="P14" xml:id="id221" draw:id="id221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8" xml:id="id210" draw:id="id210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4" xml:id="id223" draw:id="id223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4" xml:id="id220" draw:id="id220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220" draw:start-glue-point="1" draw:end-shape="id221" draw:end-glue-point="3" svg:d="M10000 16600h600v200h600" svg:viewBox="0 0 1201 201">
          <text:p/>
        </draw:connector>
        <draw:custom-shape draw:style-name="gr108" draw:text-style-name="P16" xml:id="id222" draw:id="id222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222" draw:start-glue-point="1" draw:end-shape="id223" draw:end-glue-point="3" svg:d="M10000 17200h1200" svg:viewBox="0 0 1201 1">
          <text:p/>
        </draw:connector>
        <draw:custom-shape draw:style-name="gr106" draw:text-style-name="P14" xml:id="id240" draw:id="id240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0cm 1.501cm" svg:x1="8.919cm" svg:y1="18.201cm" svg:x2="19.2cm" svg:y2="18.4cm" draw:start-shape="id224" draw:start-glue-point="3" draw:end-shape="id225" draw:end-glue-point="1" svg:d="M8919 18201h-501v799h11283v-600h-501" svg:viewBox="0 0 11284 800">
          <text:p/>
        </draw:connector>
        <draw:custom-shape draw:style-name="gr109" draw:text-style-name="P4" xml:id="id226" draw:id="id226" draw:layer="layout" svg:width="4.6cm" svg:height="0.4cm" svg:x="1.8cm" svg:y="14.2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0" draw:text-style-name="P16" draw:layer="layout" svg:width="3.8cm" svg:height="1.8cm" svg:x="11.2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draw:layer="layout" svg:width="3.468cm" svg:height="0.4cm" svg:x="11.4cm" svg:y="19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8" draw:layer="layout" svg:width="1.156cm" svg:height="0.4cm" svg:x="13.844cm" svg:y="20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4" xml:id="id232" draw:id="id232" draw:layer="layout" svg:width="1.156cm" svg:height="0.4cm" svg:x="11.2cm" svg:y="20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4" xml:id="id230" draw:id="id230" draw:layer="layout" svg:width="1.6cm" svg:height="0.4cm" svg:x="11.2cm" svg:y="21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4.4cm" svg:x2="11.2cm" svg:y2="20.2cm" draw:start-shape="id226" draw:start-glue-point="1" draw:end-shape="id227" draw:end-glue-point="3" svg:d="M6400 14400h600v5800h4200" svg:viewBox="0 0 4801 5801">
          <text:p/>
        </draw:connector>
        <draw:custom-shape draw:style-name="gr105" draw:text-style-name="P18" xml:id="id227" draw:id="id227" draw:layer="layout" svg:width="0.4cm" svg:height="0.4cm" svg:x="11.2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8" draw:layer="layout" svg:width="1.4cm" svg:height="0.4cm" svg:x="25.599cm" svg:y="11.2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228" draw:id="id228" draw:layer="layout" svg:width="1.4cm" svg:height="0.4cm" svg:x="25.6cm" svg:y="11.201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8cm" svg:y1="11.401cm" svg:x2="25.6cm" svg:y2="11.401cm" draw:start-shape="id169" draw:start-glue-point="1" draw:end-shape="id228" draw:end-glue-point="5" svg:d="M24800 11401h800" svg:viewBox="0 0 801 1">
          <text:p/>
        </draw:connector>
        <draw:custom-shape draw:style-name="gr87" draw:text-style-name="P28" draw:layer="layout" svg:width="1.4cm" svg:height="0.4cm" svg:x="8.601cm" svg:y="21.1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229" draw:id="id229" draw:layer="layout" svg:width="1.4cm" svg:height="0.4cm" svg:x="8.602cm" svg:y="21.2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1.4cm" svg:x2="11.2cm" svg:y2="21.2cm" draw:start-shape="id229" draw:start-glue-point="7" draw:end-shape="id230" draw:end-glue-point="3" svg:d="M10002 21400h600v-200h598" svg:viewBox="0 0 1199 201">
          <text:p/>
        </draw:connector>
        <draw:custom-shape draw:style-name="gr111" draw:text-style-name="P16" xml:id="id231" draw:id="id231" draw:layer="layout" svg:width="1.4cm" svg:height="0.4cm" svg:x="8.6cm" svg:y="20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20.8cm" svg:x2="11.2cm" svg:y2="20.8cm" draw:start-shape="id231" draw:start-glue-point="1" draw:end-shape="id232" draw:end-glue-point="3" svg:d="M10000 20800h1200" svg:viewBox="0 0 1201 1">
          <text:p/>
        </draw:connector>
        <draw:custom-shape draw:style-name="gr112" draw:text-style-name="P26" xml:id="id235" draw:id="id235" draw:layer="layout" svg:width="1.8cm" svg:height="0.8cm" svg:x="19.8cm" svg:y="23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0.001cm" svg:y="24.2cm">
          <text:p text:style-name="P3"><text:span text:style-name="T1">SB tru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0.2cm" svg:y="23.8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4" draw:layer="layout" svg:width="1.398cm" svg:height="0.4cm" svg:x="20.001cm" svg:y="23.8cm">
          <text:p text:style-name="P3"><text:span text:style-name="T1">DrpDeleted</text:span></text:p>
          <draw:enhanced-geometry svg:viewBox="0 0 21600 21600" draw:type="rectangle" draw:enhanced-path="M 0 0 L 21600 0 21600 21600 0 21600 0 0 Z N"/>
        </draw:custom-shape>
        <draw:custom-shape draw:style-name="gr112" draw:text-style-name="P26" xml:id="id234" draw:id="id234" draw:layer="layout" svg:width="1.8cm" svg:height="0.8cm" svg:x="19.8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" draw:layer="layout" svg:width="1.199cm" svg:height="0.4cm" svg:x="20.001cm" svg:y="26.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0.2cm" svg:y="26.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4" draw:layer="layout" svg:width="1.398cm" svg:height="0.4cm" svg:x="20.001cm" svg:y="26.4cm">
          <text:p text:style-name="P3"><text:span text:style-name="T1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8" draw:layer="layout" svg:width="1.899cm" svg:height="0.4cm" svg:x="16.8cm" svg:y="24cm">
          <text:p text:style-name="P27"><text:span text:style-name="T4">DrpDele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5" draw:text-style-name="P28" xml:id="id237" draw:id="id237" draw:layer="layout" svg:width="2.199cm" svg:height="0.4cm" svg:x="14.001cm" svg:y="27cm">
          <text:p text:style-name="P27"><text:span text:style-name="T4">DrpCrea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" xml:id="id233" draw:id="id233" draw:layer="layout" svg:width="1.2cm" svg:height="1.281cm" draw:transform="rotate (1.5707963267949) translate (17.8cm 27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7.8cm" svg:y="26.2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6" draw:id="id236" draw:layer="layout" svg:width="0.8cm" svg:height="0.4cm" svg:x="17.8cm" svg:y="26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8" draw:id="id238" draw:layer="layout" svg:width="0.8cm" svg:height="0.4cm" svg:x="17.8cm" svg:y="27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081cm" svg:y1="26.801cm" svg:x2="19.8cm" svg:y2="26.8cm" draw:start-shape="id233" draw:start-glue-point="6" draw:end-shape="id234" draw:end-glue-point="3" svg:d="M19081 26801h360v-1h359" svg:viewBox="0 0 720 2">
          <text:p/>
        </draw:connector>
        <draw:custom-shape draw:style-name="gr116" draw:text-style-name="P1" draw:layer="layout" svg:width="0.8cm" svg:height="1.281cm" draw:transform="rotate (1.5707963267949) translate (14.119cm 30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.119cm" svg:y="29.4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4.119cm" svg:y="29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6cm" svg:y1="24.2cm" svg:x2="17.8cm" svg:y2="26.8cm" draw:start-shape="id235" draw:start-glue-point="1" draw:end-shape="id236" draw:end-glue-point="3" svg:d="M21600 24200h501v1400h-4802v1200h501" svg:viewBox="0 0 4803 2601">
          <text:p/>
        </draw:connector>
        <draw:connector draw:style-name="gr9" draw:text-style-name="P5" draw:layer="layout" svg:x1="16.2cm" svg:y1="27.2cm" svg:x2="17.8cm" svg:y2="27.2cm" draw:start-shape="id237" draw:start-glue-point="7" draw:end-shape="id238" draw:end-glue-point="3" svg:d="M16200 27200h1600" svg:viewBox="0 0 1601 1">
          <text:p/>
        </draw:connector>
        <draw:custom-shape draw:style-name="gr86" draw:text-style-name="P18" draw:layer="layout" svg:width="2cm" svg:height="0.4cm" svg:x="13.2cm" svg:y="17cm">
          <text:p text:style-name="P17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xml:id="id170" draw:id="id170" draw:layer="layout" svg:width="2.4cm" svg:height="0.4cm" svg:x="4cm" svg:y="11.2cm">
          <text:p text:style-name="P3"><text:span text:style-name="T1">OupModelUri &gt;</text:span></text:p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117" draw:text-style-name="P1" xml:id="id239" draw:id="id239" draw:layer="layout" svg:width="0.801cm" svg:height="1.281cm" draw:transform="rotate (1.5707963267949) translate (8.919cm 18.4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17.6cm">
          <text:p text:style-name="P3"><text:span text:style-name="T1">: 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4" draw:id="id224" draw:layer="layout" svg:width="0.8cm" svg:height="0.4cm" svg:x="8.919cm" svg:y="18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2cm" svg:y1="18.002cm" svg:x2="11.2cm" svg:y2="17.6cm" draw:start-shape="id239" draw:start-glue-point="6" draw:end-shape="id240" draw:end-glue-point="3" svg:d="M10200 18002h500v-402h500" svg:viewBox="0 0 1001 403">
          <text:p/>
        </draw:connector>
        <draw:custom-shape draw:style-name="gr118" draw:text-style-name="P26" xml:id="id225" draw:id="id225" draw:layer="layout" svg:width="2.2cm" svg:height="0.8cm" svg:x="17cm" svg:y="1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7.201cm" svg:y="18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7.4cm" svg:y="18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" draw:layer="layout" svg:width="1.799cm" svg:height="0.4cm" svg:x="17.201cm" svg:y="18cm">
          <text:p text:style-name="P3"><text:span text:style-name="T1">DrpRemov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16.8cm" svg:x2="17cm" svg:y2="18.4cm" draw:start-shape="id178" draw:start-glue-point="1" draw:end-shape="id225" draw:end-glue-point="3" svg:d="M15200 16800h900v1600h900" svg:viewBox="0 0 1801 1601">
          <text:p/>
        </draw:connector>
      </draw:page>
      <draw:page draw:name="page7" draw:style-name="dp1" draw:master-page-name="Default">
        <draw:custom-shape draw:style-name="gr94" draw:text-style-name="P12" draw:layer="layout" svg:width="8.399cm" svg:height="0.444cm" svg:x="1.001cm" svg:y="1.023cm">
          <text:p text:style-name="P11"><text:span text:style-name="T3">AVR, ver 2 1 </text:span><text:span text:style-name="T3">Controller – DRP </text:span><text:span text:style-name="T3">is DES base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2cm" svg:y="12.8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69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2.4cm" svg:height="0.447cm" svg:x="29.2cm" svg:y="21.4cm">
          <text:p text:style-name="P24"><text:span text:style-name="T1">Mod</text:span><text:span text:style-name="T1">elVi</text:span><text:span text:style-name="T1">ewU</text:span><text:span text:style-name="T1">dp</text:span></text:p>
          <draw:enhanced-geometry svg:viewBox="0 0 21600 21600" draw:type="rectangle" draw:enhanced-path="M 0 0 L 21600 0 21600 21600 0 21600 0 0 Z N"/>
        </draw:custom-shape>
        <draw:custom-shape draw:style-name="gr121" draw:text-style-name="P25" draw:layer="layout" svg:width="2.6cm" svg:height="0.4cm" svg:x="29.2cm" svg:y="22cm">
          <text:p text:style-name="P24"><text:span text:style-name="T1">MagO</text:span><text:span text:style-name="T1">wnerLi</text:span><text:span text:style-name="T1">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" xml:id="id241" draw:id="id241" draw:layer="layout" svg:width="1.6cm" svg:height="1.281cm" draw:transform="rotate (1.5707963267949) translate (21.2cm 12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2cm" svg:y="10.6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48" draw:id="id248" draw:layer="layout" svg:width="0.8cm" svg:height="0.4cm" svg:x="21.2cm" svg:y="11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52" draw:id="id252" draw:layer="layout" svg:width="0.8cm" svg:height="0.4cm" svg:x="21.2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481cm" svg:y1="11.402cm" svg:x2="22.8cm" svg:y2="11.401cm" draw:start-shape="id241" draw:start-glue-point="6" draw:end-shape="id242" draw:end-glue-point="3" svg:d="M22481 11402h160v-1h159" svg:viewBox="0 0 320 2">
          <text:p/>
        </draw:connector>
        <draw:custom-shape draw:style-name="gr17" draw:text-style-name="P1" xml:id="id247" draw:id="id247" draw:layer="layout" svg:width="1.201cm" svg:height="1.281cm" draw:transform="rotate (1.5707963267949) translate (19.2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44" draw:id="id244" draw:layer="layout" svg:width="0.8cm" svg:height="0.4cm" svg:x="19.2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46" draw:id="id246" draw:layer="layout" svg:width="0.8cm" svg:height="0.4cm" svg:x="19.2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25" draw:layer="layout" svg:width="4cm" svg:height="0.447cm" svg:x="2cm" svg:y="9cm">
          <text:p text:style-name="P24"><text:span text:style-name="T1">CtrlCp : </text:span><text:span text:style-name="T1">VrControlle</text:span><text:span text:style-name="T1">rCp</text:span></text:p>
          <draw:enhanced-geometry svg:viewBox="0 0 21600 21600" draw:type="rectangle" draw:enhanced-path="M 0 0 L 21600 0 21600 21600 0 21600 0 0 Z N"/>
        </draw:custom-shape>
        <draw:custom-shape draw:style-name="gr74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5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25" draw:layer="layout" svg:width="3cm" svg:height="0.447cm" svg:x="3.4cm" svg:y="9.6cm">
          <text:p text:style-name="P24"><text:span text:style-name="T1">NavCtrl : </text:span><text:span text:style-name="T1">Socket</text:span>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4cm" svg:height="0.447cm" svg:x="2.4cm" svg:y="10.2cm">
          <text:p text:style-name="P24"><text:span text:style-name="T1">DrpCp : </text:span><text:span text:style-name="T1">NDrpCp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55" draw:id="id255" draw:layer="layout" svg:width="1.2cm" svg:height="0.4cm" svg:x="17.2cm" svg:y="12.8cm">
          <text:p text:style-name="P3"><text:span text:style-name="T1">SS </text:span><text:span text:style-name="T1">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" xml:id="id286" draw:id="id286" draw:layer="layout" svg:width="2.4cm" svg:height="0.4cm" svg:x="4cm" svg:y="10.8cm">
          <text:p text:style-name="P3"><text:span text:style-name="T1">InpModelUri </text:span><text:span text:style-name="T1">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1.4cm" svg:x2="19.2cm" svg:y2="10.6cm" draw:start-shape="id243" draw:start-glue-point="1" draw:end-shape="id244" draw:end-glue-point="3" svg:d="M6400 11400h6400v-800h6400" svg:viewBox="0 0 12801 801">
          <text:p/>
        </draw:connector>
        <draw:custom-shape draw:style-name="gr4" draw:text-style-name="P2" xml:id="id245" draw:id="id245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119cm" svg:y1="6.81cm" svg:x2="19.2cm" svg:y2="11cm" draw:start-shape="id245" draw:start-glue-point="1" draw:end-shape="id246" draw:end-glue-point="3" svg:d="M24119 6810h501v2195h-5921v1995h501" svg:viewBox="0 0 5922 4191">
          <text:p/>
        </draw:connector>
        <draw:connector draw:style-name="gr9" draw:text-style-name="P5" draw:layer="layout" svg:x1="20.481cm" svg:y1="10.601cm" svg:x2="21.2cm" svg:y2="11.201cm" draw:start-shape="id247" draw:start-glue-point="6" draw:end-shape="id248" draw:end-glue-point="3" svg:d="M20481 10601h360v600h359" svg:viewBox="0 0 720 601">
          <text:p/>
        </draw:connector>
        <draw:custom-shape draw:style-name="gr81" draw:text-style-name="P4" draw:layer="layout" svg:width="2.732cm" svg:height="0.4cm" svg:x="3.668cm" svg:y="12.8cm">
          <text:p text:style-name="P3"><text:span text:style-name="T1">VrvCo</text:span><text:span text:style-name="T1">mpsCo</text:span><text:span text:style-name="T1">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7.402cm" svg:y1="16.802cm" svg:x2="26.599cm" svg:y2="16.8cm" draw:start-shape="id249" draw:start-glue-point="5" draw:end-shape="id250" draw:end-glue-point="1" svg:d="M27402 16802h-402v-2h-401" svg:viewBox="0 0 804 3">
          <text:p/>
        </draw:connector>
        <draw:connector draw:style-name="gr9" draw:text-style-name="P5" draw:layer="layout" draw:line-skew="-1.4cm" svg:x1="15.2cm" svg:y1="16.8cm" svg:x2="21.2cm" svg:y2="11.601cm" draw:start-shape="id251" draw:start-glue-point="1" draw:end-shape="id252" draw:end-glue-point="3" svg:d="M15200 16800h1600v-5199h4400" svg:viewBox="0 0 6001 5200">
          <text:p/>
        </draw:connector>
        <draw:custom-shape draw:style-name="gr12" draw:text-style-name="P4" xml:id="id254" draw:id="id254" draw:layer="layout" svg:width="0.8cm" svg:height="0.4cm" svg:x="21.2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253" draw:id="id253" draw:layer="layout" svg:width="1.201cm" svg:height="1.281cm" draw:transform="rotate (1.5707963267949) translate (19.2cm 13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12cm">
          <text:p text:style-name="P3"><text:span text:style-name="T1">:NE</text:span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57" draw:id="id257" draw:layer="layout" svg:width="0.8cm" svg:height="0.4cm" svg:x="19.2cm" svg:y="12.4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56" draw:id="id256" draw:layer="layout" svg:width="0.8cm" svg:height="0.4cm" svg:x="19.2cm" svg:y="12.8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481cm" svg:y1="12.602cm" svg:x2="21.2cm" svg:y2="12.001cm" draw:start-shape="id253" draw:start-glue-point="6" draw:end-shape="id254" draw:end-glue-point="3" svg:d="M20481 12602h419v-601h300" svg:viewBox="0 0 720 602">
          <text:p/>
        </draw:connector>
        <draw:connector draw:style-name="gr9" draw:text-style-name="P5" draw:layer="layout" svg:x1="18.4cm" svg:y1="13cm" svg:x2="19.2cm" svg:y2="13.001cm" draw:start-shape="id255" draw:start-glue-point="1" draw:end-shape="id256" draw:end-glue-point="3" svg:d="M18400 13000h400v1h400" svg:viewBox="0 0 801 2">
          <text:p/>
        </draw:connector>
        <draw:connector draw:style-name="gr9" draw:text-style-name="P5" draw:layer="layout" svg:x1="6.4cm" svg:y1="11.4cm" svg:x2="19.2cm" svg:y2="12.601cm" draw:start-shape="id243" draw:start-glue-point="1" draw:end-shape="id257" draw:end-glue-point="3" svg:d="M6400 11400h6400v1201h6400" svg:viewBox="0 0 12801 1202">
          <text:p/>
        </draw:connector>
        <draw:custom-shape draw:style-name="gr82" draw:text-style-name="P10" xml:id="id258" draw:id="id258" draw:layer="layout" svg:width="1.6cm" svg:height="2.081cm" draw:transform="rotate (1.5707963267949) translate (19.119cm 7.6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0" draw:id="id260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2" draw:id="id262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76" draw:id="id276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258" draw:start-glue-point="6" draw:end-shape="id245" draw:end-glue-point="3" svg:d="M21200 6806h460v4h459" svg:viewBox="0 0 920 5">
          <text:p/>
        </draw:connector>
        <draw:custom-shape draw:style-name="gr81" draw:text-style-name="P18" xml:id="id259" draw:id="id259" draw:layer="layout" svg:width="2.732cm" svg:height="0.4cm" svg:x="3.668cm" svg:y="12.397cm">
          <text:p text:style-name="P17"><text:span text:style-name="T1">C</text:span><text:span text:style-name="T1">m</text:span><text:span text:style-name="T1">d</text:span><text:span text:style-name="T1">U</text:span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259" draw:start-glue-point="1" draw:end-shape="id260" draw:end-glue-point="3" svg:d="M6400 12597h5541v-5197h7178" svg:viewBox="0 0 12720 5198">
          <text:p/>
        </draw:connector>
        <draw:custom-shape draw:style-name="gr15" draw:text-style-name="P10" xml:id="id261" draw:id="id261" draw:layer="layout" svg:width="1.6cm" svg:height="2.2cm" draw:transform="rotate (1.5707963267949) translate (15.8cm 5.409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</text:span><text:span text:style-name="T1">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4" draw:id="id264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9" draw:id="id269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74" draw:id="id274" draw:layer="layout" svg:width="0.954cm" svg:height="0.4cm" svg:x="15.8cm" svg:y="4.609cm">
          <text:p text:style-name="P3"><text:span text:style-name="T1">Inp</text:span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261" draw:start-glue-point="6" draw:end-shape="id262" draw:end-glue-point="3" svg:d="M18000 4609h560v1996h559" svg:viewBox="0 0 1120 1997">
          <text:p/>
        </draw:connector>
        <draw:custom-shape draw:style-name="gr17" draw:text-style-name="P1" xml:id="id263" draw:id="id263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6" draw:id="id266" draw:layer="layout" svg:width="0.8cm" svg:height="0.4cm" svg:x="13.119cm" svg:y="5.605cm">
          <text:p text:style-name="P3"><text:span text:style-name="T1">In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7" draw:id="id267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263" draw:start-glue-point="6" draw:end-shape="id264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65" draw:id="id265" draw:layer="layout" svg:width="1.2cm" svg:height="0.4cm" svg:x="11cm" svg:y="5.614cm">
          <text:p text:style-name="P3"><text:span text:style-name="T1">SS </text:span><text:span text:style-name="T1">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265" draw:start-glue-point="1" draw:end-shape="id266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267" draw:start-glue-point="3" draw:end-shape="id245" draw:end-glue-point="1" svg:d="M13119 6205h-501v2195h12002v-1590h-501" svg:viewBox="0 0 12003 2196">
          <text:p/>
        </draw:connector>
        <draw:custom-shape draw:style-name="gr125" draw:text-style-name="P10" xml:id="id268" draw:id="id268" draw:layer="layout" svg:width="1.2cm" svg:height="1.4cm" draw:transform="rotate (1.5707963267949) translate (12.2cm 3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6" draw:text-style-name="P4" draw:layer="layout" svg:width="0.935cm" svg:height="0.444cm" svg:x="12.265cm" svg:y="2.2cm">
          <text:p text:style-name="P3"><text:span text:style-name="T1">:</text:span><text:span text:style-name="T1">S</text:span><text:span text:style-name="T1">v</text:span><text:span text:style-name="T1">l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71" draw:id="id271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72" draw:id="id272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.6cm" svg:y1="2.8cm" svg:x2="15.8cm" svg:y2="4.409cm" draw:start-shape="id268" draw:start-glue-point="6" draw:end-shape="id269" draw:end-glue-point="3" svg:d="M13600 2800h1100v1609h1100" svg:viewBox="0 0 2201 1610">
          <text:p/>
        </draw:connector>
        <draw:custom-shape draw:style-name="gr81" draw:text-style-name="P18" xml:id="id270" draw:id="id270" draw:layer="layout" svg:width="2.732cm" svg:height="0.4cm" svg:x="3.668cm" svg:y="12cm">
          <text:p text:style-name="P17"><text:span text:style-name="T1">No</text:span><text:span text:style-name="T1">de</text:span><text:span text:style-name="T1">Se</text:span><text:span text:style-name="T1">lec</text:span><text:span text:style-name="T1">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270" draw:start-glue-point="1" draw:end-shape="id271" draw:end-glue-point="3" svg:d="M6400 12200h900v-9400h4900" svg:viewBox="0 0 5801 9401">
          <text:p/>
        </draw:connector>
        <draw:connector draw:style-name="gr9" draw:text-style-name="P5" draw:layer="layout" draw:line-skew="-3.899cm 3.495cm" svg:x1="12.2cm" svg:y1="3.2cm" svg:x2="24.119cm" svg:y2="6.81cm" draw:start-shape="id272" draw:start-glue-point="3" draw:end-shape="id245" draw:end-glue-point="1" svg:d="M12200 3200h-4400v5200h16820v-1590h-501" svg:viewBox="0 0 16821 52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1.399cm" svg:height="0.4cm" svg:x="15.6cm" svg:y="6.4cm">
          <text:p text:style-name="P3"><text:span text:style-name="T1">C</text:span><text:span text:style-name="T1">u</text:span><text:span text:style-name="T1">r</text:span><text:span text:style-name="T1">s</text:span><text:span text:style-name="T1">o</text:span><text:span text:style-name="T1">r</text:span><text:span text:style-name="T1">A</text:span><text:span text:style-name="T1">d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75" draw:id="id275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273" draw:start-glue-point="1" draw:end-shape="id274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275" draw:start-glue-point="1" draw:end-shape="id276" draw:end-glue-point="3" svg:d="M17400 7000h860v5h859" svg:viewBox="0 0 1720 6">
          <text:p/>
        </draw:connector>
        <draw:custom-shape draw:style-name="gr83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xml:id="id273" draw:id="id273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xml:id="id242" draw:id="id242" draw:layer="layout" svg:width="2cm" svg:height="0.8cm" svg:x="22.8cm" svg:y="11.00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3.2cm" svg:y="11.401cm">
          <text:p text:style-name="P3"><text:span text:style-name="T1">SB </text:span><text:span text:style-name="T1">fals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3.2cm" svg:y="11.00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3.2cm" svg:y="11.001cm">
          <text:p text:style-name="P3"><text:span text:style-name="T1">V</text:span><text:span text:style-name="T1">r</text:span><text:span text:style-name="T1">p</text:span><text:span text:style-name="T1">D</text:span><text:span text:style-name="T1">it</text:span><text:span text:style-name="T1">r</text:span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56" draw:text-style-name="P14" draw:layer="layout" svg:width="4.8cm" svg:height="0.4cm" svg:x="1.6cm" svg:y="13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0" draw:text-style-name="P4" xml:id="id277" draw:id="id277" draw:layer="layout" svg:width="4.6cm" svg:height="0.4cm" svg:x="1.8cm" svg:y="13.8cm">
          <text:p text:style-name="P3"><text:span text:style-name="T1">Mu</text:span><text:span text:style-name="T1">tA</text:span><text:span text:style-name="T1">dd</text:span><text:span text:style-name="T1">Wi</text:span><text:span text:style-name="T1">dg</text:span><text:span text:style-name="T1">et : </text:span><text:span text:style-name="T1">Dc</text:span><text:span text:style-name="T1">Ad</text:span><text:span text:style-name="T1">d</text:span><text:span text:style-name="T1">W</text:span><text:span text:style-name="T1">dg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01" draw:text-style-name="P16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3.468cm" svg:height="0.4cm" svg:x="11.4cm" svg:y="15.6cm">
          <text:p text:style-name="P3"><text:span text:style-name="T1">CpAddDrp : </text:span><text:span text:style-name="T1">DcAddWdgSc</text:span></text:p>
          <draw:enhanced-geometry svg:viewBox="0 0 21600 21600" draw:type="rectangle" draw:enhanced-path="M 0 0 L 21600 0 21600 21600 0 21600 0 0 Z N"/>
        </draw:custom-shape>
        <draw:custom-shape draw:style-name="gr102" draw:text-style-name="P18" xml:id="id251" draw:id="id251" draw:layer="layout" svg:width="1.2cm" svg:height="0.4cm" svg:x="14cm" svg:y="16.6cm">
          <text:p text:style-name="P17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cm" svg:x2="11.2cm" svg:y2="16.2cm" draw:start-shape="id277" draw:start-glue-point="1" draw:end-shape="id278" draw:end-glue-point="3" svg:d="M6400 14000h2400v2200h2400" svg:viewBox="0 0 4801 2201">
          <text:p/>
        </draw:connector>
        <draw:custom-shape draw:style-name="gr15" draw:text-style-name="P10" xml:id="id285" draw:id="id285" draw:layer="layout" svg:width="1.6cm" svg:height="2.2cm" draw:transform="rotate (1.5707963267949) translate (22.4cm 17.6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2.4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4" draw:id="id284" draw:layer="layout" svg:width="0.954cm" svg:height="0.4cm" svg:x="22.4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0" draw:id="id280" draw:layer="layout" svg:width="0.954cm" svg:height="0.4cm" svg:x="22.4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2" draw:id="id282" draw:layer="layout" svg:width="0.954cm" svg:height="0.4cm" svg:x="22.4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20.6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79" draw:id="id279" draw:layer="layout" svg:width="1.2cm" svg:height="0.4cm" svg:x="20.6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1.8cm" svg:y1="16.6cm" svg:x2="22.4cm" svg:y2="16.6cm" draw:start-shape="id279" draw:start-glue-point="1" draw:end-shape="id280" draw:end-glue-point="3" svg:d="M21800 16600h600" svg:viewBox="0 0 601 1">
          <text:p/>
        </draw:connector>
        <draw:connector draw:style-name="gr9" draw:text-style-name="P5" draw:layer="layout" svg:x1="20.4cm" svg:y1="17cm" svg:x2="22.4cm" svg:y2="17cm" draw:start-shape="id281" draw:start-glue-point="7" draw:end-shape="id282" draw:end-glue-point="3" svg:d="M20400 17000h2000" svg:viewBox="0 0 2001 1">
          <text:p/>
        </draw:connector>
        <draw:custom-shape draw:style-name="gr87" draw:text-style-name="P28" xml:id="id281" draw:id="id281" draw:layer="layout" svg:width="1.4cm" svg:height="0.4cm" svg:x="19cm" svg:y="16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283" draw:id="id283" draw:layer="layout" svg:width="1.4cm" svg:height="0.4cm" svg:x="25.4cm" svg:y="6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245" draw:start-glue-point="1" draw:end-shape="id283" draw:end-glue-point="5" svg:d="M24119 6810h641v-10h640" svg:viewBox="0 0 1282 11">
          <text:p/>
        </draw:connector>
        <draw:connector draw:style-name="gr9" draw:text-style-name="P5" draw:layer="layout" draw:line-skew="-1.1cm" svg:x1="15.2cm" svg:y1="16.8cm" svg:x2="22.4cm" svg:y2="17.395cm" draw:start-shape="id251" draw:start-glue-point="1" draw:end-shape="id284" draw:end-glue-point="3" svg:d="M15200 16800h2500v595h4700" svg:viewBox="0 0 7201 596">
          <text:p/>
        </draw:connector>
        <draw:custom-shape draw:style-name="gr103" draw:text-style-name="P26" xml:id="id250" draw:id="id250" draw:layer="layout" svg:width="1.599cm" svg:height="0.8cm" svg:x="25cm" svg:y="16.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5.201cm" svg:y="16.8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5.4cm" svg:y="16.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5.201cm" svg:y="16.4cm">
          <text:p text:style-name="P3"><text:span text:style-name="T1">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6cm" svg:y1="16.8cm" svg:x2="25cm" svg:y2="16.8cm" draw:start-shape="id285" draw:start-glue-point="6" draw:end-shape="id250" draw:end-glue-point="3" svg:d="M24600 16800h400" svg:viewBox="0 0 401 1">
          <text:p/>
        </draw:connector>
        <draw:custom-shape draw:style-name="gr87" draw:text-style-name="P28" draw:layer="layout" svg:width="1.4cm" svg:height="0.4cm" svg:x="19.001cm" svg:y="16.8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draw:layer="layout" svg:width="1.4cm" svg:height="0.4cm" svg:x="27.401cm" svg:y="16.6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249" draw:id="id249" draw:layer="layout" svg:width="1.4cm" svg:height="0.4cm" svg:x="27.402cm" svg:y="16.602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draw:layer="layout" svg:width="1.4cm" svg:height="0.4cm" svg:x="7.8cm" svg:y="10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287" draw:id="id287" draw:layer="layout" svg:width="1.4cm" svg:height="0.4cm" svg:x="7.801cm" svg:y="10.801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286" draw:start-glue-point="1" draw:end-shape="id287" draw:end-glue-point="5" svg:d="M6400 11000h701v1h700" svg:viewBox="0 0 1402 2">
          <text:p/>
        </draw:connector>
        <draw:custom-shape draw:style-name="gr104" draw:text-style-name="P14" xml:id="id289" draw:id="id289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8" xml:id="id278" draw:id="id278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4" xml:id="id291" draw:id="id291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4" xml:id="id288" draw:id="id288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288" draw:start-glue-point="1" draw:end-shape="id289" draw:end-glue-point="3" svg:d="M10000 16600h600v200h600" svg:viewBox="0 0 1201 201">
          <text:p/>
        </draw:connector>
        <draw:custom-shape draw:style-name="gr108" draw:text-style-name="P16" xml:id="id290" draw:id="id290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290" draw:start-glue-point="1" draw:end-shape="id291" draw:end-glue-point="3" svg:d="M10000 17200h1200" svg:viewBox="0 0 1201 1">
          <text:p/>
        </draw:connector>
        <draw:custom-shape draw:style-name="gr106" draw:text-style-name="P14" xml:id="id308" draw:id="id308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0cm 1.501cm" svg:x1="8.919cm" svg:y1="18.201cm" svg:x2="19.2cm" svg:y2="18.4cm" draw:start-shape="id292" draw:start-glue-point="3" draw:end-shape="id293" draw:end-glue-point="1" svg:d="M8919 18201h-501v799h11283v-600h-501" svg:viewBox="0 0 11284 800">
          <text:p/>
        </draw:connector>
        <draw:custom-shape draw:style-name="gr109" draw:text-style-name="P4" xml:id="id294" draw:id="id294" draw:layer="layout" svg:width="4.6cm" svg:height="0.4cm" svg:x="1.8cm" svg:y="14.2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0" draw:text-style-name="P16" draw:layer="layout" svg:width="3.8cm" svg:height="1.8cm" svg:x="11.2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draw:layer="layout" svg:width="3.468cm" svg:height="0.4cm" svg:x="11.4cm" svg:y="19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8" draw:layer="layout" svg:width="1.156cm" svg:height="0.4cm" svg:x="13.844cm" svg:y="20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4" xml:id="id300" draw:id="id300" draw:layer="layout" svg:width="1.156cm" svg:height="0.4cm" svg:x="11.2cm" svg:y="20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4" xml:id="id298" draw:id="id298" draw:layer="layout" svg:width="1.6cm" svg:height="0.4cm" svg:x="11.2cm" svg:y="21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4.4cm" svg:x2="11.2cm" svg:y2="20.2cm" draw:start-shape="id294" draw:start-glue-point="1" draw:end-shape="id295" draw:end-glue-point="3" svg:d="M6400 14400h600v5800h4200" svg:viewBox="0 0 4801 5801">
          <text:p/>
        </draw:connector>
        <draw:custom-shape draw:style-name="gr105" draw:text-style-name="P18" xml:id="id295" draw:id="id295" draw:layer="layout" svg:width="0.4cm" svg:height="0.4cm" svg:x="11.2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8" draw:layer="layout" svg:width="1.4cm" svg:height="0.4cm" svg:x="25.599cm" svg:y="11.2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296" draw:id="id296" draw:layer="layout" svg:width="1.4cm" svg:height="0.4cm" svg:x="25.6cm" svg:y="11.201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8cm" svg:y1="11.401cm" svg:x2="25.6cm" svg:y2="11.401cm" draw:start-shape="id242" draw:start-glue-point="1" draw:end-shape="id296" draw:end-glue-point="5" svg:d="M24800 11401h800" svg:viewBox="0 0 801 1">
          <text:p/>
        </draw:connector>
        <draw:custom-shape draw:style-name="gr87" draw:text-style-name="P28" draw:layer="layout" svg:width="1.4cm" svg:height="0.4cm" svg:x="8.601cm" svg:y="21.1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297" draw:id="id297" draw:layer="layout" svg:width="1.4cm" svg:height="0.4cm" svg:x="8.602cm" svg:y="21.2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1.4cm" svg:x2="11.2cm" svg:y2="21.2cm" draw:start-shape="id297" draw:start-glue-point="7" draw:end-shape="id298" draw:end-glue-point="3" svg:d="M10002 21400h600v-200h598" svg:viewBox="0 0 1199 201">
          <text:p/>
        </draw:connector>
        <draw:custom-shape draw:style-name="gr111" draw:text-style-name="P16" xml:id="id299" draw:id="id299" draw:layer="layout" svg:width="1.4cm" svg:height="0.4cm" svg:x="8.6cm" svg:y="20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20.8cm" svg:x2="11.2cm" svg:y2="20.8cm" draw:start-shape="id299" draw:start-glue-point="1" draw:end-shape="id300" draw:end-glue-point="3" svg:d="M10000 20800h1200" svg:viewBox="0 0 1201 1">
          <text:p/>
        </draw:connector>
        <draw:custom-shape draw:style-name="gr112" draw:text-style-name="P26" xml:id="id303" draw:id="id303" draw:layer="layout" svg:width="1.8cm" svg:height="0.8cm" svg:x="19.8cm" svg:y="23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0.001cm" svg:y="24.2cm">
          <text:p text:style-name="P3"><text:span text:style-name="T1">SB tru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0.2cm" svg:y="23.8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4" draw:layer="layout" svg:width="1.398cm" svg:height="0.4cm" svg:x="20.001cm" svg:y="23.8cm">
          <text:p text:style-name="P3"><text:span text:style-name="T1">DrpDeleted</text:span></text:p>
          <draw:enhanced-geometry svg:viewBox="0 0 21600 21600" draw:type="rectangle" draw:enhanced-path="M 0 0 L 21600 0 21600 21600 0 21600 0 0 Z N"/>
        </draw:custom-shape>
        <draw:custom-shape draw:style-name="gr112" draw:text-style-name="P26" xml:id="id302" draw:id="id302" draw:layer="layout" svg:width="1.8cm" svg:height="0.8cm" svg:x="19.8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" draw:layer="layout" svg:width="1.199cm" svg:height="0.4cm" svg:x="20.001cm" svg:y="26.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0.2cm" svg:y="26.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4" draw:layer="layout" svg:width="1.398cm" svg:height="0.4cm" svg:x="20.001cm" svg:y="26.4cm">
          <text:p text:style-name="P3"><text:span text:style-name="T1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8" draw:layer="layout" svg:width="1.899cm" svg:height="0.4cm" svg:x="16.8cm" svg:y="24cm">
          <text:p text:style-name="P27"><text:span text:style-name="T4">DrpDele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5" draw:text-style-name="P28" xml:id="id305" draw:id="id305" draw:layer="layout" svg:width="2.199cm" svg:height="0.4cm" svg:x="14.001cm" svg:y="27cm">
          <text:p text:style-name="P27"><text:span text:style-name="T4">DrpCrea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" xml:id="id301" draw:id="id301" draw:layer="layout" svg:width="1.2cm" svg:height="1.281cm" draw:transform="rotate (1.5707963267949) translate (17.8cm 27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7.8cm" svg:y="26.2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04" draw:id="id304" draw:layer="layout" svg:width="0.8cm" svg:height="0.4cm" svg:x="17.8cm" svg:y="26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06" draw:id="id306" draw:layer="layout" svg:width="0.8cm" svg:height="0.4cm" svg:x="17.8cm" svg:y="27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081cm" svg:y1="26.801cm" svg:x2="19.8cm" svg:y2="26.8cm" draw:start-shape="id301" draw:start-glue-point="6" draw:end-shape="id302" draw:end-glue-point="3" svg:d="M19081 26801h360v-1h359" svg:viewBox="0 0 720 2">
          <text:p/>
        </draw:connector>
        <draw:custom-shape draw:style-name="gr116" draw:text-style-name="P1" draw:layer="layout" svg:width="0.8cm" svg:height="1.281cm" draw:transform="rotate (1.5707963267949) translate (14.119cm 30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.119cm" svg:y="29.4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4.119cm" svg:y="29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6cm" svg:y1="24.2cm" svg:x2="17.8cm" svg:y2="26.8cm" draw:start-shape="id303" draw:start-glue-point="1" draw:end-shape="id304" draw:end-glue-point="3" svg:d="M21600 24200h501v1400h-4802v1200h501" svg:viewBox="0 0 4803 2601">
          <text:p/>
        </draw:connector>
        <draw:connector draw:style-name="gr9" draw:text-style-name="P5" draw:layer="layout" svg:x1="16.2cm" svg:y1="27.2cm" svg:x2="17.8cm" svg:y2="27.2cm" draw:start-shape="id305" draw:start-glue-point="7" draw:end-shape="id306" draw:end-glue-point="3" svg:d="M16200 27200h1600" svg:viewBox="0 0 1601 1">
          <text:p/>
        </draw:connector>
        <draw:custom-shape draw:style-name="gr86" draw:text-style-name="P18" draw:layer="layout" svg:width="2cm" svg:height="0.4cm" svg:x="13.2cm" svg:y="17cm">
          <text:p text:style-name="P17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xml:id="id243" draw:id="id243" draw:layer="layout" svg:width="2.4cm" svg:height="0.4cm" svg:x="4cm" svg:y="11.2cm">
          <text:p text:style-name="P3"><text:span text:style-name="T1">OupModelUri &gt;</text:span></text:p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117" draw:text-style-name="P1" xml:id="id307" draw:id="id307" draw:layer="layout" svg:width="0.801cm" svg:height="1.281cm" draw:transform="rotate (1.5707963267949) translate (8.919cm 18.4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17.6cm">
          <text:p text:style-name="P3"><text:span text:style-name="T1">: 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2" draw:id="id292" draw:layer="layout" svg:width="0.8cm" svg:height="0.4cm" svg:x="8.919cm" svg:y="18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2cm" svg:y1="18.002cm" svg:x2="11.2cm" svg:y2="17.6cm" draw:start-shape="id307" draw:start-glue-point="6" draw:end-shape="id308" draw:end-glue-point="3" svg:d="M10200 18002h500v-402h500" svg:viewBox="0 0 1001 403">
          <text:p/>
        </draw:connector>
        <draw:custom-shape draw:style-name="gr118" draw:text-style-name="P26" xml:id="id293" draw:id="id293" draw:layer="layout" svg:width="2.2cm" svg:height="0.8cm" svg:x="17cm" svg:y="1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7.201cm" svg:y="18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7.4cm" svg:y="18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" draw:layer="layout" svg:width="1.799cm" svg:height="0.4cm" svg:x="17.201cm" svg:y="18cm">
          <text:p text:style-name="P3"><text:span text:style-name="T1">DrpRemov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16.8cm" svg:x2="17cm" svg:y2="18.4cm" draw:start-shape="id251" draw:start-glue-point="1" draw:end-shape="id293" draw:end-glue-point="3" svg:d="M15200 16800h900v1600h900" svg:viewBox="0 0 1801 16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53:34.184600847</meta:creation-date>
    <meta:generator>LibreOffice/6.4.7.2$Linux_X86_64 LibreOffice_project/40$Build-2</meta:generator>
    <dc:date>2022-04-12T16:50:53.743134746</dc:date>
    <meta:editing-duration>P31DT23H56M3S</meta:editing-duration>
    <meta:editing-cycles>49</meta:editing-cycles>
    <meta:document-statistic meta:object-count="818"/>
  </office:meta>
</office:document-meta>
</file>